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0pt" officeooo:rsid="001d93bb" officeooo:paragraph-rsid="0004ec1a" style:font-name-asian="Nimbus Mono L" style:font-size-asian="10pt" style:font-name-complex="Liberation Mono" style:font-size-complex="10pt"/>
    </style:style>
    <style:style style:name="P2" style:family="paragraph" style:parent-style-name="Standard">
      <style:text-properties style:font-name="Liberation Mono" fo:font-size="10pt" officeooo:rsid="00237cc2" officeooo:paragraph-rsid="00237cc2" style:font-name-asian="Nimbus Mono L" style:font-size-asian="10pt" style:font-name-complex="Liberation Mono" style:font-size-complex="10pt"/>
    </style:style>
    <style:style style:name="P3" style:family="paragraph" style:parent-style-name="Standard">
      <style:text-properties style:font-name="Liberation Mono" fo:font-size="10pt" officeooo:rsid="00237cc2" officeooo:paragraph-rsid="00282d1f" style:font-name-asian="Nimbus Mono L" style:font-size-asian="10pt" style:font-name-complex="Liberation Mono" style:font-size-complex="10pt"/>
    </style:style>
    <style:style style:name="P4" style:family="paragraph" style:parent-style-name="Standard">
      <style:text-properties style:font-name="Liberation Mono" fo:font-size="10pt" officeooo:rsid="00237cc2" officeooo:paragraph-rsid="0029f58f"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264059" officeooo:paragraph-rsid="00264059"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264059" officeooo:paragraph-rsid="004847ae" style:font-name-asian="Nimbus Mono L" style:font-size-asian="10pt" style:font-name-complex="Liberation Mono" style:font-size-complex="10pt"/>
    </style:style>
    <style:style style:name="P7" style:family="paragraph" style:parent-style-name="Standard">
      <style:text-properties style:font-name="Liberation Mono" fo:font-size="10pt" officeooo:rsid="00264059" officeooo:paragraph-rsid="00484ed6" style:font-name-asian="Nimbus Mono L" style:font-size-asian="10pt" style:font-name-complex="Liberation Mono" style:font-size-complex="10pt"/>
    </style:style>
    <style:style style:name="P8" style:family="paragraph" style:parent-style-name="Standard">
      <style:text-properties style:font-name="Liberation Mono" fo:font-size="10pt" officeooo:rsid="00264059" officeooo:paragraph-rsid="0049ddee" style:font-name-asian="Nimbus Mono L" style:font-size-asian="10pt" style:font-name-complex="Liberation Mono" style:font-size-complex="10pt"/>
    </style:style>
    <style:style style:name="P9" style:family="paragraph" style:parent-style-name="Standard">
      <style:text-properties style:font-name="Liberation Mono" fo:font-size="10pt" officeooo:rsid="0026cf99" officeooo:paragraph-rsid="0026cf99" style:font-name-asian="Nimbus Mono L" style:font-size-asian="10pt" style:font-name-complex="Liberation Mono" style:font-size-complex="10pt"/>
    </style:style>
    <style:style style:name="P10" style:family="paragraph" style:parent-style-name="Standard">
      <style:text-properties style:font-name="Liberation Mono" fo:font-size="10pt" officeooo:rsid="0026cf99" officeooo:paragraph-rsid="0058fa48" style:font-name-asian="Nimbus Mono L" style:font-size-asian="10pt" style:font-name-complex="Liberation Mono" style:font-size-complex="10pt"/>
    </style:style>
    <style:style style:name="P11" style:family="paragraph" style:parent-style-name="Standard">
      <style:text-properties style:font-name="Liberation Mono" fo:font-size="10pt" officeooo:rsid="0026cf99" officeooo:paragraph-rsid="005a7a29" style:font-name-asian="Nimbus Mono L" style:font-size-asian="10pt" style:font-name-complex="Liberation Mono" style:font-size-complex="10pt"/>
    </style:style>
    <style:style style:name="P12" style:family="paragraph" style:parent-style-name="Standard">
      <style:text-properties style:font-name="Liberation Mono" fo:font-size="10pt" officeooo:rsid="0026cf99" officeooo:paragraph-rsid="005aa39c" style:font-name-asian="Nimbus Mono L" style:font-size-asian="10pt" style:font-name-complex="Liberation Mono" style:font-size-complex="10pt"/>
    </style:style>
    <style:style style:name="P13" style:family="paragraph" style:parent-style-name="Standard">
      <style:text-properties style:font-name="Liberation Mono" fo:font-size="10pt" officeooo:rsid="0026cf99" officeooo:paragraph-rsid="005c7c35" style:font-name-asian="Nimbus Mono L" style:font-size-asian="10pt" style:font-name-complex="Liberation Mono" style:font-size-complex="10pt"/>
    </style:style>
    <style:style style:name="P14" style:family="paragraph" style:parent-style-name="Standard">
      <style:text-properties style:font-name="Liberation Mono" fo:font-size="10pt" officeooo:rsid="0026cf99" officeooo:paragraph-rsid="005ca260" style:font-name-asian="Nimbus Mono L" style:font-size-asian="10pt" style:font-name-complex="Liberation Mono" style:font-size-complex="10pt"/>
    </style:style>
    <style:style style:name="P15" style:family="paragraph" style:parent-style-name="Standard">
      <style:text-properties style:font-name="Liberation Mono" fo:font-size="10pt" officeooo:rsid="0026cf99" officeooo:paragraph-rsid="005de4a4" style:font-name-asian="Nimbus Mono L" style:font-size-asian="10pt" style:font-name-complex="Liberation Mono" style:font-size-complex="10pt"/>
    </style:style>
    <style:style style:name="P16" style:family="paragraph" style:parent-style-name="Standard">
      <style:text-properties style:font-name="Liberation Mono" fo:font-size="10pt" officeooo:rsid="00282d1f" officeooo:paragraph-rsid="00282d1f" style:font-name-asian="Nimbus Mono L" style:font-size-asian="10pt" style:font-name-complex="Liberation Mono" style:font-size-complex="10pt"/>
    </style:style>
    <style:style style:name="P17" style:family="paragraph" style:parent-style-name="Standard">
      <style:text-properties style:font-name="Liberation Mono" fo:font-size="10pt" officeooo:rsid="0029f58f" officeooo:paragraph-rsid="0029f58f" style:font-name-asian="Nimbus Mono L" style:font-size-asian="10pt" style:font-name-complex="Liberation Mono" style:font-size-complex="10pt"/>
    </style:style>
    <style:style style:name="P18" style:family="paragraph" style:parent-style-name="Standard">
      <style:text-properties style:font-name="Liberation Mono" fo:font-size="10pt" officeooo:rsid="00225d15" officeooo:paragraph-rsid="00225d15" style:font-name-asian="Nimbus Mono L" style:font-size-asian="10pt" style:font-name-complex="Liberation Mono" style:font-size-complex="10pt"/>
    </style:style>
    <style:style style:name="P19" style:family="paragraph" style:parent-style-name="Standard">
      <style:text-properties style:font-name="Liberation Mono" fo:font-size="10pt" officeooo:rsid="00225d15" officeooo:paragraph-rsid="00454fd6" style:font-name-asian="Nimbus Mono L" style:font-size-asian="10pt" style:font-name-complex="Liberation Mono" style:font-size-complex="10pt"/>
    </style:style>
    <style:style style:name="P20" style:family="paragraph" style:parent-style-name="Preformatted_20_Text">
      <style:text-properties officeooo:paragraph-rsid="00454fd6"/>
    </style:style>
    <style:style style:name="P21" style:family="paragraph" style:parent-style-name="Preformatted_20_Text">
      <style:text-properties officeooo:paragraph-rsid="004847ae"/>
    </style:style>
    <style:style style:name="P22" style:family="paragraph" style:parent-style-name="Preformatted_20_Text">
      <style:text-properties style:font-name="Liberation Mono" fo:font-size="10pt" officeooo:rsid="0044e5d2" officeooo:paragraph-rsid="004847ae" style:font-name-asian="Nimbus Mono L" style:font-size-asian="10pt" style:font-name-complex="Liberation Mono" style:font-size-complex="10pt"/>
    </style:style>
    <style:style style:name="P23" style:family="paragraph" style:parent-style-name="Preformatted_20_Text">
      <style:text-properties style:font-name="Liberation Mono" fo:font-size="10pt" officeooo:rsid="00454fd6" officeooo:paragraph-rsid="004847ae" style:font-name-asian="Nimbus Mono L" style:font-size-asian="10pt" style:font-name-complex="Liberation Mono" style:font-size-complex="10pt"/>
    </style:style>
    <style:style style:name="P24" style:family="paragraph" style:parent-style-name="Preformatted_20_Text">
      <style:text-properties style:font-name="Liberation Mono" fo:font-size="10pt" officeooo:rsid="0029f58f" officeooo:paragraph-rsid="004847ae" style:font-name-asian="Nimbus Mono L" style:font-size-asian="10pt" style:font-name-complex="Liberation Mono" style:font-size-complex="10pt"/>
    </style:style>
    <style:style style:name="P25" style:family="paragraph" style:parent-style-name="Preformatted_20_Text">
      <style:text-properties style:font-name="Liberation Mono" fo:font-size="10pt" officeooo:rsid="0063fb8c" officeooo:paragraph-rsid="0063fb8c" style:font-name-asian="Nimbus Mono L" style:font-size-asian="10pt" style:font-name-complex="Liberation Mono" style:font-size-complex="10pt"/>
    </style:style>
    <style:style style:name="P26" style:family="paragraph" style:parent-style-name="Preformatted_20_Text">
      <style:text-properties style:font-name="Liberation Mono" fo:font-size="10pt" officeooo:rsid="00648545" officeooo:paragraph-rsid="00648545" style:font-name-asian="Nimbus Mono L" style:font-size-asian="10pt" style:font-name-complex="Liberation Mono" style:font-size-complex="10pt"/>
    </style:style>
    <style:style style:name="P27" style:family="paragraph" style:parent-style-name="Preformatted_20_Text">
      <style:text-properties style:font-name="Liberation Mono" fo:font-size="10pt" officeooo:rsid="00190a4b" officeooo:paragraph-rsid="00454fd6" style:font-name-asian="Nimbus Mono L" style:font-size-asian="10pt" style:font-name-complex="Liberation Mono" style:font-size-complex="10pt"/>
    </style:style>
    <style:style style:name="P28" style:family="paragraph" style:parent-style-name="Preformatted_20_Text">
      <style:text-properties style:font-name="Liberation Mono" fo:font-size="10pt" officeooo:rsid="00668367" officeooo:paragraph-rsid="00668367" style:font-name-asian="Nimbus Mono L" style:font-size-asian="10pt" style:font-name-complex="Liberation Mono" style:font-size-complex="10pt"/>
    </style:style>
    <style:style style:name="P29" style:family="paragraph" style:parent-style-name="Preformatted_20_Text">
      <style:text-properties style:font-name="Liberation Mono" fo:font-size="10pt" officeooo:rsid="00673561" officeooo:paragraph-rsid="00673561" style:font-name-asian="Nimbus Mono L" style:font-size-asian="10pt" style:font-name-complex="Liberation Mono" style:font-size-complex="10pt"/>
    </style:style>
    <style:style style:name="P30" style:family="paragraph" style:parent-style-name="Preformatted_20_Text">
      <style:text-properties style:font-name="Liberation Mono" fo:font-size="10pt" officeooo:rsid="00058e55" officeooo:paragraph-rsid="006a82ae" style:font-name-asian="Nimbus Mono L" style:font-size-asian="10pt" style:font-name-complex="Liberation Mono" style:font-size-complex="10pt"/>
    </style:style>
    <style:style style:name="P31" style:family="paragraph" style:parent-style-name="Preformatted_20_Text">
      <style:text-properties officeooo:rsid="00058e55" officeooo:paragraph-rsid="006a82ae"/>
    </style:style>
    <style:style style:name="P32" style:family="paragraph" style:parent-style-name="Preformatted_20_Text">
      <style:text-properties officeooo:rsid="0025dafc" officeooo:paragraph-rsid="006a82ae"/>
    </style:style>
    <style:style style:name="P33" style:family="paragraph" style:parent-style-name="Preformatted_20_Text">
      <style:text-properties officeooo:rsid="003b519b" officeooo:paragraph-rsid="006a82ae"/>
    </style:style>
    <style:style style:name="P34" style:family="paragraph" style:parent-style-name="Preformatted_20_Text">
      <style:text-properties officeooo:paragraph-rsid="006a82ae"/>
    </style:style>
    <style:style style:name="P35" style:family="paragraph" style:parent-style-name="Standard">
      <style:text-properties style:font-name="Liberation Mono" fo:font-size="10pt" officeooo:rsid="0044e5d2" officeooo:paragraph-rsid="004847ae" style:font-name-asian="Nimbus Mono L" style:font-size-asian="10pt" style:font-name-complex="Liberation Mono" style:font-size-complex="10pt"/>
    </style:style>
    <style:style style:name="P36" style:family="paragraph" style:parent-style-name="Standard">
      <style:text-properties style:font-name="Liberation Mono" fo:font-size="10pt" officeooo:rsid="00225d15" officeooo:paragraph-rsid="00225d15" style:font-name-asian="Nimbus Mono L" style:font-size-asian="10pt" style:font-name-complex="Liberation Mono" style:font-size-complex="10pt"/>
    </style:style>
    <style:style style:name="P37" style:family="paragraph" style:parent-style-name="Standard">
      <style:text-properties style:font-name="Liberation Mono" fo:font-size="10pt" officeooo:rsid="001d93bb" officeooo:paragraph-rsid="0004ec1a" style:font-name-asian="Nimbus Mono L" style:font-size-asian="10pt" style:font-name-complex="Liberation Mono" style:font-size-complex="10pt"/>
    </style:style>
    <style:style style:name="P38" style:family="paragraph" style:parent-style-name="Standard">
      <style:text-properties style:font-name="Liberation Mono" fo:font-size="10pt" officeooo:rsid="00648545" officeooo:paragraph-rsid="00648545" style:font-name-asian="Nimbus Mono L" style:font-size-asian="10pt" style:font-name-complex="Liberation Mono" style:font-size-complex="10pt"/>
    </style:style>
    <style:style style:name="P39" style:family="paragraph" style:parent-style-name="Standard">
      <style:text-properties style:font-name="Liberation Mono" fo:font-size="10pt" officeooo:rsid="00668367" officeooo:paragraph-rsid="00668367" style:font-name-asian="Nimbus Mono L" style:font-size-asian="10pt" style:font-name-complex="Liberation Mono" style:font-size-complex="10pt"/>
    </style:style>
    <style:style style:name="P40" style:family="paragraph" style:parent-style-name="Standard">
      <style:text-properties style:font-name="Liberation Mono" fo:font-size="10pt" officeooo:rsid="00673561" officeooo:paragraph-rsid="00673561" style:font-name-asian="Nimbus Mono L" style:font-size-asian="10pt" style:font-name-complex="Liberation Mono" style:font-size-complex="10pt"/>
    </style:style>
    <style:style style:name="P41" style:family="paragraph" style:parent-style-name="Standard">
      <style:text-properties style:font-name="Liberation Mono" fo:font-size="10pt" officeooo:rsid="00237cc2" officeooo:paragraph-rsid="003a3ce8" style:font-name-asian="Nimbus Mono L" style:font-size-asian="10pt" style:font-name-complex="Liberation Mono" style:font-size-complex="10pt"/>
    </style:style>
    <style:style style:name="P42" style:family="paragraph" style:parent-style-name="Standard">
      <style:text-properties style:font-name="Liberation Mono" fo:font-size="10pt" officeooo:rsid="00237cc2" officeooo:paragraph-rsid="00282d1f" style:font-name-asian="Nimbus Mono L" style:font-size-asian="10pt" style:font-name-complex="Liberation Mono" style:font-size-complex="10pt"/>
    </style:style>
    <style:style style:name="P43" style:family="paragraph" style:parent-style-name="Standard">
      <style:text-properties style:font-name="Liberation Mono" fo:font-size="10pt" officeooo:rsid="006a82ae" officeooo:paragraph-rsid="006a82ae" style:font-name-asian="Nimbus Mono L" style:font-size-asian="10pt" style:font-name-complex="Liberation Mono" style:font-size-complex="10pt"/>
    </style:style>
    <style:style style:name="P44" style:family="paragraph">
      <loext:graphic-properties draw:fill-color="#00cc00" draw:opacity="50%"/>
      <style:paragraph-properties fo:text-align="center"/>
    </style:style>
    <style:style style:name="P45" style:family="paragraph">
      <loext:graphic-properties draw:fill-color="#b6bf5e" draw:opacity="100%"/>
      <style:paragraph-properties fo:text-align="center"/>
    </style:style>
    <style:style style:name="T1" style:family="text">
      <style:text-properties style:font-name="Liberation Mono" fo:font-size="10pt" officeooo:rsid="004d873e" style:font-name-asian="Nimbus Mono L" style:font-size-asian="10pt" style:font-name-complex="Liberation Mono" style:font-size-complex="10pt"/>
    </style:style>
    <style:style style:name="T2" style:family="text">
      <style:text-properties style:font-name="Liberation Mono" fo:font-size="10pt" officeooo:rsid="0026cf99" style:font-name-asian="Nimbus Mono L" style:font-size-asian="10pt" style:font-name-complex="Liberation Mono" style:font-size-complex="10pt"/>
    </style:style>
    <style:style style:name="T3" style:family="text">
      <style:text-properties style:font-name="Liberation Mono" fo:font-size="10pt" officeooo:rsid="001da97d" style:font-name-asian="Nimbus Mono L" style:font-size-asian="10pt" style:font-name-complex="Liberation Mono" style:font-size-complex="10pt"/>
    </style:style>
    <style:style style:name="T4" style:family="text">
      <style:text-properties style:font-name="Liberation Mono" fo:font-size="10pt" officeooo:rsid="00058e55" style:font-name-asian="Nimbus Mono L" style:font-size-asian="10pt" style:font-name-complex="Liberation Mono" style:font-size-complex="10pt"/>
    </style:style>
    <style:style style:name="T5" style:family="text">
      <style:text-properties style:font-name="Liberation Mono" fo:font-size="10pt" officeooo:rsid="0029f58f" style:font-name-asian="Nimbus Mono L" style:font-size-asian="10pt" style:font-name-complex="Liberation Mono" style:font-size-complex="10pt"/>
    </style:style>
    <style:style style:name="T6" style:family="text">
      <style:text-properties style:font-name="Liberation Mono" fo:font-size="10pt" officeooo:rsid="0044e5d2" style:font-name-asian="Nimbus Mono L" style:font-size-asian="10pt" style:font-name-complex="Liberation Mono" style:font-size-complex="10pt"/>
    </style:style>
    <style:style style:name="T7" style:family="text">
      <style:text-properties style:font-name="Liberation Mono" fo:font-size="10pt" officeooo:rsid="00190a4b" style:font-name-asian="Nimbus Mono L" style:font-size-asian="10pt" style:font-name-complex="Liberation Mono" style:font-size-complex="10pt"/>
    </style:style>
    <style:style style:name="T8" style:family="text">
      <style:text-properties style:font-name="Liberation Mono" fo:font-size="10pt" officeooo:rsid="00454fd6" style:font-name-asian="Nimbus Mono L" style:font-size-asian="10pt" style:font-name-complex="Liberation Mono" style:font-size-complex="10pt"/>
    </style:style>
    <style:style style:name="T9" style:family="text">
      <style:text-properties style:font-name="Liberation Mono" fo:font-size="10pt" officeooo:rsid="00484ed6" style:font-name-asian="Nimbus Mono L" style:font-size-asian="10pt" style:font-name-complex="Liberation Mono" style:font-size-complex="10pt"/>
    </style:style>
    <style:style style:name="T10" style:family="text">
      <style:text-properties style:font-name="Liberation Mono" fo:font-size="10pt" officeooo:rsid="00648545" style:font-name-asian="Nimbus Mono L" style:font-size-asian="10pt" style:font-name-complex="Liberation Mono" style:font-size-complex="10pt"/>
    </style:style>
    <style:style style:name="T11" style:family="text">
      <style:text-properties style:font-name="Liberation Mono" fo:font-size="10pt" officeooo:rsid="0020f399" style:font-name-asian="Nimbus Mono L" style:font-size-asian="10pt" style:font-name-complex="Liberation Mono" style:font-size-complex="10pt"/>
    </style:style>
    <style:style style:name="T12" style:family="text">
      <style:text-properties style:font-name="Liberation Mono" fo:font-size="10pt" officeooo:rsid="00336d10" style:font-name-asian="Nimbus Mono L" style:font-size-asian="10pt" style:font-name-complex="Liberation Mono" style:font-size-complex="10pt"/>
    </style:style>
    <style:style style:name="T13" style:family="text">
      <style:text-properties officeooo:rsid="00208dc8"/>
    </style:style>
    <style:style style:name="T14" style:family="text">
      <style:text-properties officeooo:rsid="00225d15"/>
    </style:style>
    <style:style style:name="T15" style:family="text">
      <style:text-properties officeooo:rsid="00236e6e"/>
    </style:style>
    <style:style style:name="T16" style:family="text">
      <style:text-properties officeooo:rsid="0026cf99"/>
    </style:style>
    <style:style style:name="T17" style:family="text">
      <style:text-properties officeooo:rsid="0049f3d7"/>
    </style:style>
    <style:style style:name="T18" style:family="text">
      <style:text-properties officeooo:rsid="001da97d"/>
    </style:style>
    <style:style style:name="T19" style:family="text">
      <style:text-properties officeooo:rsid="0029f58f"/>
    </style:style>
    <style:style style:name="T20" style:family="text">
      <style:text-properties officeooo:rsid="002d7a90"/>
    </style:style>
    <style:style style:name="T21" style:family="text">
      <style:text-properties officeooo:rsid="002e808a"/>
    </style:style>
    <style:style style:name="T22" style:family="text">
      <style:text-properties officeooo:rsid="002eda0d"/>
    </style:style>
    <style:style style:name="T23" style:family="text">
      <style:text-properties officeooo:rsid="002fcd96"/>
    </style:style>
    <style:style style:name="T24" style:family="text">
      <style:text-properties officeooo:rsid="00314472"/>
    </style:style>
    <style:style style:name="T25" style:family="text">
      <style:text-properties officeooo:rsid="0032ecf5"/>
    </style:style>
    <style:style style:name="T26" style:family="text">
      <style:text-properties officeooo:rsid="00361067"/>
    </style:style>
    <style:style style:name="T27" style:family="text">
      <style:text-properties officeooo:rsid="003771dc"/>
    </style:style>
    <style:style style:name="T28" style:family="text">
      <style:text-properties officeooo:rsid="0037d760"/>
    </style:style>
    <style:style style:name="T29" style:family="text">
      <style:text-properties officeooo:rsid="0038731f"/>
    </style:style>
    <style:style style:name="T30" style:family="text">
      <style:text-properties officeooo:rsid="003a3ce8"/>
    </style:style>
    <style:style style:name="T31" style:family="text">
      <style:text-properties officeooo:rsid="003ab744"/>
    </style:style>
    <style:style style:name="T32" style:family="text">
      <style:text-properties officeooo:rsid="00190a4b"/>
    </style:style>
    <style:style style:name="T33" style:family="text">
      <style:text-properties officeooo:rsid="00454fd6"/>
    </style:style>
    <style:style style:name="T34" style:family="text">
      <style:text-properties officeooo:rsid="0046d006"/>
    </style:style>
    <style:style style:name="T35" style:family="text">
      <style:text-properties officeooo:rsid="0047f423"/>
    </style:style>
    <style:style style:name="T36" style:family="text">
      <style:text-properties officeooo:rsid="004847ae"/>
    </style:style>
    <style:style style:name="T37" style:family="text">
      <style:text-properties officeooo:rsid="0016ee57"/>
    </style:style>
    <style:style style:name="T38" style:family="text">
      <style:text-properties officeooo:rsid="005700bf"/>
    </style:style>
    <style:style style:name="T39" style:family="text">
      <style:text-properties officeooo:rsid="00171cf8"/>
    </style:style>
    <style:style style:name="T40" style:family="text">
      <style:text-properties officeooo:rsid="0017b90f"/>
    </style:style>
    <style:style style:name="T41" style:family="text">
      <style:text-properties officeooo:rsid="00196f39"/>
    </style:style>
    <style:style style:name="T42" style:family="text">
      <style:text-properties officeooo:rsid="001b50ad"/>
    </style:style>
    <style:style style:name="T43" style:family="text">
      <style:text-properties officeooo:rsid="001b843a"/>
    </style:style>
    <style:style style:name="T44" style:family="text">
      <style:text-properties officeooo:rsid="001d09f5"/>
    </style:style>
    <style:style style:name="T45" style:family="text">
      <style:text-properties officeooo:rsid="001d0d76"/>
    </style:style>
    <style:style style:name="T46" style:family="text">
      <style:text-properties officeooo:rsid="005c7c35"/>
    </style:style>
    <style:style style:name="T47" style:family="text">
      <style:text-properties officeooo:rsid="001e14f5"/>
    </style:style>
    <style:style style:name="T48" style:family="text">
      <style:text-properties officeooo:rsid="0020105b"/>
    </style:style>
    <style:style style:name="T49" style:family="text">
      <style:text-properties officeooo:rsid="0020bd46"/>
    </style:style>
    <style:style style:name="T50" style:family="text">
      <style:text-properties officeooo:rsid="00648545"/>
    </style:style>
    <style:style style:name="T51" style:family="text">
      <style:text-properties officeooo:rsid="00668367"/>
    </style:style>
    <style:style style:name="T52" style:family="text">
      <style:text-properties officeooo:rsid="00673561"/>
    </style:style>
    <style:style style:name="T53" style:family="text">
      <style:text-properties officeooo:rsid="004948d7"/>
    </style:style>
    <style:style style:name="T54" style:family="text">
      <style:text-properties officeooo:rsid="003d725b"/>
    </style:style>
    <style:style style:name="T55" style:family="text">
      <style:text-properties officeooo:rsid="004ac0e2"/>
    </style:style>
    <style:style style:name="T56" style:family="text">
      <style:text-properties officeooo:rsid="0042d86c"/>
    </style:style>
    <style:style style:name="T57" style:family="text">
      <style:text-properties officeooo:rsid="003b519b"/>
    </style:style>
    <style:style style:name="T58" style:family="text">
      <style:text-properties officeooo:rsid="0036fe5a"/>
    </style:style>
    <style:style style:name="T59" style:family="text">
      <style:text-properties officeooo:rsid="003d3475"/>
    </style:style>
    <style:style style:name="T60" style:family="text">
      <style:text-properties officeooo:rsid="00058e55"/>
    </style:style>
    <style:style style:name="T61" style:family="text">
      <style:text-properties officeooo:rsid="006a82ae"/>
    </style:style>
    <style:style style:name="gr1" style:family="graphic">
      <style:graphic-properties draw:stroke="dash" draw:stroke-dash="Dash_20_Dot_20_5" svg:stroke-width="0.018cm" svg:stroke-color="#000000" svg:stroke-opacity="75%"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dash" draw:stroke-dash="Dash_20_Dot_20_5" svg:stroke-width="0.035cm" svg:stroke-color="#f5ed0a" svg:stroke-opacity="0%" draw:stroke-linejoin="round" draw:fill-color="#b6bf5e" draw:opacity="10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0" draw:z-index="5" draw:name="turtle" draw:style-name="gr1" draw:text-style-name="P44" drawooo:display="printer" svg:width="0cm" svg:height="0cm" svg:x="10.5cm" svg:y="14.848cm" svg:viewBox="0 0 0 0" draw:points="0,0">
        <text:p/>
      </draw:polygon>
      <draw:polygon text:anchor-type="page" text:anchor-page-number="1" draw:z-index="4" draw:name="turtle" draw:style-name="gr2" draw:text-style-name="P44" drawooo:display="printer" svg:width="0cm" svg:height="0cm" svg:x="10.507cm" svg:y="14.861cm" svg:viewBox="0 0 0 0" draw:points="0,0">
        <text:p/>
      </draw:polygon>
      <draw:polygon text:anchor-type="page" text:anchor-page-number="1" draw:z-index="3" draw:name="turtle" draw:style-name="gr2" draw:text-style-name="P44" drawooo:display="printer" svg:width="0cm" svg:height="0cm" svg:x="9.897cm" svg:y="14.249cm" svg:viewBox="0 0 0 0" draw:points="0,0">
        <text:p/>
      </draw:polygon>
      <draw:polygon text:anchor-type="page" text:anchor-page-number="1" draw:z-index="2" draw:name="turtle" draw:style-name="gr2" draw:text-style-name="P44" drawooo:display="printer" svg:width="0cm" svg:height="0cm" svg:x="10.507cm" svg:y="14.861cm" svg:viewBox="0 0 0 0" draw:points="0,0">
        <text:p/>
      </draw:polygon>
      <draw:polygon text:anchor-type="page" text:anchor-page-number="1" draw:z-index="1" draw:name="turtle" draw:style-name="gr2" draw:text-style-name="P44" drawooo:display="printer" svg:width="0cm" svg:height="0cm" svg:x="10.507cm" svg:y="14.861cm" svg:viewBox="0 0 0 0" draw:points="0,0">
        <text:p/>
      </draw:polygon>
      <draw:polygon text:anchor-type="page" text:anchor-page-number="1" draw:z-index="0" draw:name="turtle" draw:style-name="gr3" draw:text-style-name="P45" drawooo:display="printer" svg:width="0cm" svg:height="0cm" svg:x="13.998cm" svg:y="14.848cm" svg:viewBox="0 0 0 0" draw:points="0,0">
        <text:p/>
      </draw:polygon>
      <text:p text:style-name="P1">; <text:span text:style-name="T13">This script is used to show how the same topic were treated both in Ludovico</text:span></text:p>
      <text:p text:style-name="P1">; <text:span text:style-name="T13">Ariosto’s “Orlando Furioso” and some of the most important work of the modern</text:span></text:p>
      <text:p text:style-name="P1">; <text:span text:style-name="T13">Fantsy</text:span></text:p>
      <text:p text:style-name="P1">; <text:span text:style-name="T13">The idea is to show how modern fantasy literature has actually a root in the </text:span></text:p>
      <text:p text:style-name="P1">; <text:span text:style-name="T13">epic chivalry literature genre of which “Orlando Furioso” is one of the most</text:span></text:p>
      <text:p text:style-name="P1">; <text:span text:style-name="T13">important example for Italian Literature</text:span></text:p>
      <text:p text:style-name="P1"/>
      <text:p text:style-name="P1">; <text:span text:style-name="T13">At the base of the work there has been a creative writing work thanks to which</text:span></text:p>
      <text:p text:style-name="P1">; <text:span text:style-name="T13">texts have been produced: each produced text is actually a reinterpretation of </text:span></text:p>
      <text:p text:style-name="P1">; <text:span text:style-name="T13">the topic in the specific text in the style of the author</text:span></text:p>
      <text:p text:style-name="P1"/>
      <text:p text:style-name="P1">; <text:span text:style-name="T13">The script will behave in three different ways:</text:span></text:p>
      <text:p text:style-name="P1">; <text:span text:style-name="T13">1- There will be the possibility to present the specific </text:span><text:span text:style-name="T14">topic for the</text:span></text:p>
      <text:p text:style-name="P1">; <text:span text:style-name="T14">specific book (i.e. the exact text that was written as the reinterpretation</text:span></text:p>
      <text:p text:style-name="P1">; <text:span text:style-name="T14">of the topic for that book)</text:span></text:p>
      <text:p text:style-name="P1">; <text:span text:style-name="T14">2- There will be the possibility to cross the same topic with the different</text:span></text:p>
      <text:p text:style-name="P1">; <text:span text:style-name="T14">interpreations given for the different books (i.e. it will be created a text</text:span></text:p>
      <text:p text:style-name="P1">; <text:span text:style-name="T14">as the crossing of the texts written for the same topic for the different</text:span></text:p>
      <text:p text:style-name="P1">; <text:span text:style-name="T14">books)</text:span></text:p>
      <text:p text:style-name="P1">; <text:span text:style-name="T14">3- There will be the possibility to create an entire new text as the result</text:span></text:p>
      <text:p text:style-name="P1">; <text:span text:style-name="T14">of the different topics for the different books (i.e. it will be created a</text:span></text:p>
      <text:p text:style-name="P1">; <text:span text:style-name="T14">random text with the different parts that has been created for the topics)</text:span></text:p>
      <text:p text:style-name="P1"/>
      <text:p text:style-name="P1"/>
      <text:p text:style-name="P1">; <text:span text:style-name="T50">These lists represents all the possible values for the characters, the books</text:span></text:p>
      <text:p text:style-name="P1">; <text:span text:style-name="T50">and the topics covered in the script</text:span></text:p>
      <text:p text:style-name="P18">characters = [“Orlando”, “<text:span text:style-name="T34">Bradamante</text:span>”, “Rodomonte”, “Snape”, “Ginny”, “Tom Riddle”, “Daenerys”, “Tyrion”, “Cersei”, “Morgoth”, “<text:span text:style-name="T15">Eowyn”, “Smeagol”</text:span>]</text:p>
      <text:p text:style-name="P38">books <text:s/>= [“Orlando Furioso”, “Harry Potter”, “A Song of Ice and Fire”, “Lord of the Rings”]</text:p>
      <text:p text:style-name="P38">topics = [“Love and Madness”, “Power of Words”, “Lure of Power”]</text:p>
      <text:p text:style-name="P18"/>
      <text:p text:style-name="P18"/>
      <text:p text:style-name="P20"><text:span text:style-name="T4">T</text:span><text:span text:style-name="T7">O structure :book :topic :mc</text:span></text:p>
      <text:p text:style-name="P19"><text:tab/>; <text:span text:style-name="T33">This function represents the generic way to build a text</text:span></text:p>
      <text:p text:style-name="P19"><text:tab/>; <text:span text:style-name="T33">Each text is built in the same way, there is an introduction, a</text:span></text:p>
      <text:p text:style-name="P19"><text:span text:style-name="T33"><text:tab/>; development</text:span> <text:span text:style-name="T33">and a conclusion</text:span></text:p>
      <text:p text:style-name="P19"><text:tab/>; <text:span text:style-name="T33">The way in which the components of the text are chosen is decided by the</text:span></text:p>
      <text:p text:style-name="P19"><text:span text:style-name="T32"><text:tab/>; </text:span><text:span text:style-name="T33">specific mode for the creation of the text that the user has chosen</text:span></text:p>
      <text:p text:style-name="P19"/>
      <text:p text:style-name="P20"><text:span text:style-name="T7"><text:tab/></text:span><text:span text:style-name="T2">struc</text:span><text:span text:style-name="T7">t</text:span><text:span text:style-name="T4"> = [</text:span><text:span text:style-name="T2">introduction</text:span><text:span text:style-name="T3">(:book, :</text:span><text:span text:style-name="T5">topic, :</text:span><text:span text:style-name="T7">mc</text:span><text:span text:style-name="T3">)</text:span><text:span text:style-name="T4">, </text:span><text:span text:style-name="T2">development(:book, :</text:span><text:span text:style-name="T5">topic, :</text:span><text:span text:style-name="T7">mc</text:span><text:span text:style-name="T2">)</text:span><text:span text:style-name="T4">, </text:span><text:span text:style-name="T2">conclusion(:book, :</text:span><text:span text:style-name="T5">topic, :</text:span><text:span text:style-name="T7">mc</text:span><text:span text:style-name="T2">)</text:span><text:span text:style-name="T4">]</text:span></text:p>
      <text:p text:style-name="P20"><text:span text:style-name="T16"><text:tab/>textPiece</text:span><text:span text:style-name="T17"> = “\n”.join(</text:span><text:span text:style-name="T32">struct</text:span><text:span text:style-name="T17">)</text:span></text:p>
      <text:p text:style-name="P20"><text:span text:style-name="T1"><text:tab/>OUTPUT</text:span><text:span text:style-name="T4"> </text:span><text:span text:style-name="T2">textPiece</text:span></text:p>
      <text:p text:style-name="P27"><text:span text:style-name="T16">E</text:span>ND</text:p>
      <text:p text:style-name="P27"/>
      <text:p text:style-name="P27"/>
      <text:p text:style-name="P28">TO shuffledStructure :intr :dev :conc</text:p>
      <text:p text:style-name="P28"><text:tab/>; This function is used to create a text piece by providing shuffled </text:p>
      <text:p text:style-name="P28"><text:tab/>; components by different books with the same topic or by different books</text:p>
      <text:p text:style-name="P28"><text:tab/>; with different topics</text:p>
      <text:p text:style-name="P28"><text:tab/><text:span text:style-name="T52">textPiece = :intr + “\n” + :dev + “\n” + :conc</text:span></text:p>
      <text:p text:style-name="P18"><text:tab/><text:span text:style-name="T51">OUTPUT textPiece</text:span></text:p>
      <text:p text:style-name="P39">END</text:p>
      <text:p text:style-name="P39"/>
      <text:p text:style-name="P18"/>
      <text:p text:style-name="P21"><text:span text:style-name="T4">TO </text:span><text:span text:style-name="T2">specificText</text:span><text:span text:style-name="T4"> :</text:span><text:span text:style-name="T3">boo</text:span><text:span text:style-name="T2">k :</text:span><text:span text:style-name="T5">topic</text:span></text:p>
      <text:p text:style-name="P21"><text:span text:style-name="T5"><text:tab/>; </text:span><text:span text:style-name="T6">This function is used to produce the specific text that the student</text:span></text:p>
      <text:p text:style-name="P22"><text:tab/>; has written for the specific topic for a specific literature work</text:p>
      <text:p text:style-name="P22"/>
      <text:p text:style-name="P22"><text:tab/>; :book represents the literature work for which is asked the text</text:p>
      <text:p text:style-name="P22"><text:tab/>; :topic represents the topic for which the user want to generate</text:p>
      <text:p text:style-name="P22"><text:tab/>;<text:tab/>the text</text:p>
      <text:p text:style-name="P35"><text:tab/>; :mc represents the main character of the text, notice that in this</text:p>
      <text:p text:style-name="P22"><text:soft-page-break/><text:tab/>; <text:tab/>specific function the main character is taken specifically given</text:p>
      <text:p text:style-name="P22"><text:tab/>;<text:tab/>the book and the topic</text:p>
      <text:p text:style-name="P22"><text:tab/>IF :book = “Orlando Furioso” [ IF :topic = “Love and Madness” [ :mc = “Orlando” ] IF :topic = “Power of Words” [ :mc = “Bradamante” ] IF :topic = “Lure of Power” [ :mc = “Rodomonte” ] ]</text:p>
      <text:p text:style-name="P21"><text:span text:style-name="T6"><text:tab/></text:span><text:span text:style-name="T8">IF :book = “Harry Potter” [ IF :topic = </text:span><text:span text:style-name="T6">“</text:span><text:span text:style-name="T8">Love and Madness” [ :mc = “Snape” ] IF :topic = “Power of Words” [ :mc = “Ginny” ] IF :topic = “Lure of Power” [ :mc = “Tom Riddle” ] ]</text:span></text:p>
      <text:p text:style-name="P23"><text:tab/>IF :book = “A Song of Ice and Fire” [ IF :topic = “Love and Madness” [ :mc = “Daenerys” ] IF :topic = “Power of Words” [ :mc = “Tyrion” ] IF :topic = “Lure of Power” [ :mc = “Cersei” ] ]</text:p>
      <text:p text:style-name="P21"><text:span text:style-name="T8"><text:tab/>IF :book = “Lord of the Rings” [ IF :topic = “Love and Madness” [ :mc = “Morgoth” ] IF :topic = “Power of Words” [ :mc = “Eowyn” ] IF :topic = “Lure of Power” [ :mc = “</text:span><text:span text:style-name="T9">Smeagol</text:span><text:span text:style-name="T8">” ] ]</text:span></text:p>
      <text:p text:style-name="P22"><text:tab/></text:p>
      <text:p text:style-name="P21"><text:span text:style-name="T2"><text:tab/></text:span><text:span text:style-name="T7">OUTPUT </text:span><text:span text:style-name="T10">structure</text:span><text:span text:style-name="T7">(:book, :topic, :mc)</text:span></text:p>
      <text:p text:style-name="P24">END</text:p>
      <text:p text:style-name="P24"/>
      <text:p text:style-name="P24"/>
      <text:p text:style-name="P25">TO shuffleBooks :topic :<text:span text:style-name="T50">characters :books</text:span></text:p>
      <text:p text:style-name="P25"><text:tab/>; This function is used to prodice a text of a specific topic by</text:p>
      <text:p text:style-name="P25"><text:tab/>; shuffling introduction, development and conclusion of the same</text:p>
      <text:p text:style-name="P25"><text:tab/>; topic from different books</text:p>
      <text:p text:style-name="P25"><text:tab/>; Notice that in order to maintain a concordance between the characters</text:p>
      <text:p text:style-name="P25"><text:tab/>; these are choosen first</text:p>
      <text:p text:style-name="P25"><text:tab/>mc = RANDOM :characters</text:p>
      <text:p text:style-name="P25"><text:tab/><text:span text:style-name="T50">book = RANDOM :books</text:span></text:p>
      <text:p text:style-name="P25"><text:tab/><text:span text:style-name="T51">intr = introduction(book, :topic, mc)</text:span></text:p>
      <text:p text:style-name="P25"><text:tab/><text:span text:style-name="T51">book = RANDOM :books</text:span></text:p>
      <text:p text:style-name="P25"><text:tab/><text:span text:style-name="T51">dev = development(book, :topic, mc)</text:span></text:p>
      <text:p text:style-name="P25"><text:tab/><text:span text:style-name="T51">book = RANDOM :books</text:span></text:p>
      <text:p text:style-name="P25"><text:tab/><text:span text:style-name="T51">conc = conclusion(book, :topic, mc)</text:span></text:p>
      <text:p text:style-name="P25"><text:tab/><text:span text:style-name="T50">OUTPUT </text:span><text:span text:style-name="T51">shuffledStructure</text:span><text:span text:style-name="T50">(</text:span><text:span text:style-name="T52">intr, dev, conc</text:span><text:span text:style-name="T50">)</text:span></text:p>
      <text:p text:style-name="P26">END</text:p>
      <text:p text:style-name="P26"/>
      <text:p text:style-name="P26"/>
      <text:p text:style-name="P29">TO shuffleBooksTopics :topics :characters :books</text:p>
      <text:p text:style-name="P29"><text:tab/>; This function is used to produce a text completely shuffled meaning</text:p>
      <text:p text:style-name="P29"><text:tab/>; that both the books from which is taken the text piece and the topic</text:p>
      <text:p text:style-name="P29"><text:tab/>; for which it has been taken are shuffled</text:p>
      <text:p text:style-name="P29"><text:tab/>; In order to maintain a conconcordance with the character also in this</text:p>
      <text:p text:style-name="P29"><text:tab/>; case they are chosen first</text:p>
      <text:p text:style-name="P29"><text:tab/>mc = RANDOM :characters<text:tab/></text:p>
      <text:p text:style-name="P29"><text:tab/>book = RANDOM :books</text:p>
      <text:p text:style-name="P29"><text:tab/>topic = RANDOM :topics</text:p>
      <text:p text:style-name="P29"><text:tab/>intr = introduction(book, topic, mc)</text:p>
      <text:p text:style-name="P40"><text:tab/>book = RANDOM :books</text:p>
      <text:p text:style-name="P29"><text:tab/>topic = RANDOM :topics</text:p>
      <text:p text:style-name="P29"><text:tab/>dev = development(book, topic, mc)</text:p>
      <text:p text:style-name="P40"><text:tab/>book = RANDOM :books</text:p>
      <text:p text:style-name="P29"><text:tab/>topic = RANDOM :topics</text:p>
      <text:p text:style-name="P29"><text:tab/>conc = conclusion(book, topic, mc)</text:p>
      <text:p text:style-name="P29"><text:tab/>OUTPUT shuffledStructure(intr, dev, conc)</text:p>
      <text:p text:style-name="P29">END</text:p>
      <text:p text:style-name="P25"/>
      <text:p text:style-name="P2"/>
      <text:p text:style-name="P5">TO introduction :book :<text:span text:style-name="T19">topic :</text:span><text:span text:style-name="T36">mc</text:span></text:p>
      <text:p text:style-name="P6"><text:tab/>IF :book = “Orlando Furioso” [ <text:span text:style-name="T19">IF :topic = “Love and Madness” [ </text:span>OUTPUT “In chivalry<text:span text:style-name="T16">\</text:span>'s realm, a knight so brave,\nSir ” <text:span text:style-name="T33">+ :mc + “</text:span> yearned for a love he<text:span text:style-name="T16">\</text:span>'d crave.\nUnbeknownst to him, his heart<text:span text:style-name="T16">\</text:span>'s desire,\nLady Angelica<text:span text:style-name="T16">\</text:span>'s love did not transpire.\n\nHe fought for her honor, with passion ablaze,<text:span text:style-name="T16">\n</text:span>While she kept her secret in love<text:span text:style-name="T16">\</text:span>'s hidden maze.<text:span text:style-name="T16">\n</text:span>For her heart belonged to a simple soldier,<text:span text:style-name="T16">\n</text:span>A love untold, concealed, growing bolder.<text:span text:style-name="T16">\n\nThus, the knight remained in blissful ignorance,\n</text:span>Unaware of her love<text:span text:style-name="T16">\</text:span>'s clandestine dance.<text:span text:style-name="T16">\n</text:span>In the realm of <text:soft-page-break/>unrequited love<text:span text:style-name="T16">\</text:span>'s lore,<text:span text:style-name="T16">\n</text:span>Their fates entwined, forevermore.<text:span text:style-name="T16">\n</text:span><text:span text:style-name="T33">”</text:span> ] <text:span text:style-name="T20">IF :topic = “Power of Words” [ OUTPUT “In chivalry</text:span><text:span text:style-name="T21">\</text:span><text:span text:style-name="T20">'s realm, two souls entwined,\n</text:span><text:span text:style-name="T34">Ruggiero </text:span><text:span text:style-name="T20">, valiant, with Saracen kind,\n” </text:span><text:span text:style-name="T34">+ :mc + “,</text:span><text:span text:style-name="T20"> fair champion, France\'s delight,\nLove\'s bond unbroken, bridging day and night.\n\nThough distant origins mark their divide,\nTheir hearts beat true, love\'s barriers defied.\nTrials await, faith and fate interlace,\nYet united they stand, bound by love\'s embrace.\n\nA tale unfolds, where honor and love reside,\nWith Ruggiero and </text:span><text:span text:style-name="T34">”</text:span><text:span text:style-name="T20"> </text:span><text:span text:style-name="T34">+ :mc + </text:span>“<text:span text:style-name="T20"> as our guide.\nWith the two lovers, let the story take flight,\nWhere love and valor meet, in passions\' height.\n” ]</text:span> <text:span text:style-name="T22">IF :topic = “Lure of Power” [ OUTPUT “In realms of olden valor, bold and wild,\nThere stands ” </text:span><text:span text:style-name="T34">+ :mc + “</text:span><text:span text:style-name="T22">, fierce and undefiled.\nA knight renowned, who never shies from strife,\nHis brawling spirit defines his noble life.\n\nWith visage stern, his armor gleams in light,\nHis eyes ablaze, a tempest\'s fiery might.\nNo battle\'s too great, no foe he would evade,\n” </text:span><text:span text:style-name="T34">+ :mc + “</text:span><text:span text:style-name="T22"> charges forth, undaunted and unswayed.\n\nIn legends sung, his name resounds afar,\nA warrior unmatched, both feared and bizarre.\nIn every clash, his valor is proclaimed,\n” </text:span><text:span text:style-name="T34">+ :mc + “</text:span><text:span text:style-name="T22">, the brawler knight, untamed.\n” ] </text:span><text:span text:style-name="T19">]</text:span></text:p>
      <text:p text:style-name="P7"><text:span text:style-name="T23"><text:tab/>IF :book = “Harry Potter” [ IF :topic = “Love and Madness” [ OUTPUT :</text:span><text:span text:style-name="T34">mc + </text:span><text:span text:style-name="T23">“, a man of enigmatic presence, wandered the halls of Hogwarts School of Witchcraft and Wizardry with an air of melancholy clinging to his every step. His dark eyes, filled with hidden depths, often searched the bustling corridors for a sight that brought him solace—Lily Evans, a radiant presence that seemed to illuminate his world.\n” </text:span><text:span text:style-name="T34">+ :mc + </text:span><text:span text:style-name="T23">“, with his tousled black hair and a perpetually stern countenance, was bewitched by Lily\'s grace and inner strength. He had fallen deeply, irrevocably, and silently in love with her. Yet, unaware of her heart\'s true desires, he remained a prisoner to his own unrequited affection.\nBehind her radiant facade, Lily\'s heart danced to a different tune—one that only James Potter could play. The confident young wizard with raven-black hair and mischievous hazel eyes held the key to Lily\'s soul. The depth of her affection for him surpassed all others, weaving a bond that ” </text:span><text:span text:style-name="T34">+ :mc + “</text:span><text:span text:style-name="T23"> could never hope to sever.” ] </text:span><text:span text:style-name="T24">IF :topic = “Power of Words” [ OUTPUT :</text:span><text:span text:style-name="T34">mc + </text:span><text:span text:style-name="T24">“ Weasley, the youngest of the Weasley siblings, had always been a ray of sunshine in the bustling halls of The Burrow. With her flaming red hair and freckled face, she exuded an infectious warmth that touched the hearts of all who knew her.\nBut something had changed within </text:span><text:span text:style-name="T23">”</text:span><text:span text:style-name="T24"> </text:span><text:span text:style-name="T34">+ :mc + “</text:span><text:span text:style-name="T24"> during her first year at Hogwarts School of Witchcraft and Wizardry. The once-vibrant girl seemed to retreat into herself, her infectious laughter replaced by a shadow of gloom that clouded her expressive eyes.\nUnbeknownst to everyone, </text:span><text:span text:style-name="T23">”</text:span><text:span text:style-name="T24"> </text:span><text:span text:style-name="T34">+ :mc + “ p</text:span><text:span text:style-name="T24">ossessed a secret that she had kept hidden from the world. Within the depths of her trunk, tucked away beneath a pile of neatly folded robes and parchment, lay a peculiar diary. This diary, bound in worn leather and adorned with a curious golden lock, held the key to </text:span><text:span text:style-name="T23">”</text:span><text:span text:style-name="T24"> </text:span><text:span text:style-name="T34">+ :mc + “</text:span><text:span text:style-name="T24">\'s unspoken sorrows.\nIn the quiet solitude of her dormitory, beneath the soft glow of a flickering candle, </text:span><text:span text:style-name="T23">”</text:span><text:span text:style-name="T24"> </text:span><text:span text:style-name="T34">+ :mc + “</text:span><text:span text:style-name="T24"> poured her heart into the diary\'s pages. She confided her hopes, her fears, and the weight of secrets that burdened her young soul. And to her astonishment, the diary answered in kind.\nEach night, as the moon cast its gentle glow upon the castle, </text:span><text:span text:style-name="T23">”</text:span><text:span text:style-name="T24"> </text:span><text:span text:style-name="T34">+ :mc + “</text:span><text:span text:style-name="T24"> would retire to her bed, clutching the diary to her chest. With trembling hands, she would open it and read the words that had appeared, inked in a delicate script.” ]</text:span><text:span text:style-name="T23"> </text:span><text:span text:style-name="T25">IF :topic = “Lure of Power” [ OUTPUT “In the hallowed halls of Hogwarts School of Witchcraft and Wizardry, where magic crackled through the air and ancient secrets whispered through the stone corridors, there was a young wizard named “ </text:span><text:span text:style-name="T34">+ :mc + “</text:span><text:span text:style-name="T25">. Possessing a brilliance that exceeded his years, </text:span><text:span text:style-name="T23">”</text:span><text:span text:style-name="T25"> </text:span><text:span text:style-name="T34">+ :mc + </text:span><text:span text:style-name="T25">“ was a prodigious student, with a mind that shone with an uncanny talent for the arcane arts.\nYet, despite his exceptional abilities, </text:span><text:span text:style-name="T23">”</text:span><text:span text:style-name="T25"> </text:span><text:span text:style-name="T34">+ :mc + “</text:span><text:span text:style-name="T25"> found himself adrift in a sea of suspicion and doubt. It seemed as though the very air around him crackled with a disquiet, for his ideas reached far beyond the boundaries that others dared to tread.” </text:span><text:span text:style-name="T34">+ :mc + “</text:span><text:span text:style-name="T25">\'s ambition soared to dizzying heights, his dreams encompassing the vast realms of power and mastery that lay hidden within the folds of the wizarding world.\nBut within the walls of Hogwarts, where camaraderie and unity thrived, </text:span><text:span text:style-name="T23">”</text:span><text:span text:style-name="T25"> </text:span><text:span text:style-name="T34">+ :mc + “</text:span><text:span text:style-name="T25"> found himself alienated. The whispers of his peers echoed disdain, and the teachers, with their watchful eyes and cautious tongues, held him at arm\'s length. They saw the flicker of darkness in his eyes, the shadowed depths that hinted at a desire for dominance and control.” ]</text:span><text:span text:style-name="T23"> ]</text:span></text:p>
      <text:p text:style-name="P7"><text:soft-page-break/><text:tab/><text:span text:style-name="T26">IF :book = “A Song of Ice and Fire” [ IF :topic = “Love and Madness” [ OUTPUT “In the ancient city of Meereen, a young queen named ” </text:span><text:span text:style-name="T34">+ :mc + “</text:span><text:span text:style-name="T26"> finds herself thrust into a position far beyond her tender years. At just fifteen, she reigns over a kingdom she struggles to comprehend and manage. Though she presents herself as self-assured, beneath her regal facade, ” </text:span><text:span text:style-name="T34">+ :mc + “</text:span><text:span text:style-name="T26"> is plagued by insecurities, common to youth. She grapples with the weight of her responsibilities, navigating a complex world of politics and power dynamics. Behind her confident exterior, she yearns for guidance and battles her own limitations. As the last of House Targaryen, she carries the weight of expectations, fueled by the legacy of her family. ” </text:span><text:span text:style-name="T34">+ :mc + “</text:span><text:span text:style-name="T26"> stands at the crossroads of her destiny, striving to understand her power and shape her own fate amidst the challenges that lie ahead.” ] </text:span><text:span text:style-name="T27">IF :topic = “Power of Words” [ OUTPUT “The Great Hall of the Red Keep stood hushed, its air heavy with anticipation and the foreboding weight of impending judgment. </text:span><text:span text:style-name="T26">”</text:span><text:span text:style-name="T27"> </text:span><text:span text:style-name="T34">+ :mc + “</text:span><text:span text:style-name="T27"> Lannister, the dwarf known for his wit as much as his stature, stood at the center of this cavernous chamber, a solitary figure engulfed by a sea of scowling faces. His eyes, mismatched and filled with a somber resignation, darted from one accusing gaze to another, each stare piercing his soul like a thousand sharp needles.\n” </text:span><text:span text:style-name="T34">+ :mc + “</text:span><text:span text:style-name="T27"> was no stranger to the machinations of power, the capricious whims of fate, but this trial, this charade of justice, held stakes beyond any he had ever faced. The murder of King Joffrey Baratheon, his own nephew and tormentor, had thrust him into the heart of a storm that threatened to consume him whole.\nSeated atop the elevated dais, his father, Tywin Lannister, the Hand of the King, exuded an air of icy authority. His piercing gaze, cold as the heart of winter, bore down upon Tyrion, his eyes betraying a deep-seated loathing that went beyond the bounds of familial discord. Cersei, </text:span><text:span text:style-name="T26">”</text:span><text:span text:style-name="T27"> </text:span><text:span text:style-name="T34">+</text:span><text:span text:style-name="T27"> :</text:span><text:span text:style-name="T34">mc + “</text:span><text:span text:style-name="T27">\'s sister and Joffrey\'s mother, sat at Tywin\'s side, her countenance a mask of venomous contempt. Her eyes, once filled with a twisted adoration for her dwarf brother, now held nothing but malice and vengeance.\n” </text:span><text:span text:style-name="T34">+ :mc + “ </text:span><text:span text:style-name="T27">knew the odds were stacked against him, his fate sealed before the trial had even begun. The web of deceit and manipulation, spun over years of strife and betrayal, had ensnared him in a trap from which there seemed no escape. The courtroom was a viper\'s nest, every soul within its confines a potential executioner, eagerly awaiting his downfall.\nThe accusations hurled at </text:span><text:span text:style-name="T26">”</text:span><text:span text:style-name="T27"> </text:span><text:span text:style-name="T34">+ :mc + “</text:span><text:span text:style-name="T27"> were as venomous as the fangs of a serpent. The poisoned wine, the death of the young king amidst the revelry of a wedding feast, had cast a damning shadow over his already tarnished reputation. Though he had often reveled in his role as the misfit, the outcast, he knew that this time, his wits alone would not be enough to save him.” ] </text:span><text:span text:style-name="T29">IF :topic = “Lure of Power” [ OUTPUT “In the heart of the Seven Kingdoms, where treachery and ambition twine like the roots of ancient oaks, there resided a woman whose name whispered through the halls of power and fear alike: </text:span><text:span text:style-name="T26">”</text:span><text:span text:style-name="T29"> </text:span><text:span text:style-name="T35">+ :mc + “</text:span><text:span text:style-name="T29"> Lannister, Queen Regent of a fractured realm. With golden locks cascading down her back and eyes as green as wildfire, </text:span><text:span text:style-name="T26">”</text:span><text:span text:style-name="T29"> </text:span><text:span text:style-name="T35">+ :mc + “</text:span><text:span text:style-name="T29"> embodied both beauty and trepidation, her every move fraught with the weight of her insatiable desires.\nAs a member of the formidable House Lannister, </text:span><text:span text:style-name="T26">”</text:span><text:span text:style-name="T29"> </text:span><text:span text:style-name="T35">+ :mc + “</text:span><text:span text:style-name="T29"> had been raised amidst opulence and privilege, her family\'s wealth rivaling that of kings. But it was power that drove her, a burning hunger that consumed her very essence. From a tender age, </text:span><text:span text:style-name="T26">”</text:span><text:span text:style-name="T29"> </text:span><text:span text:style-name="T35">+ :mc + “</text:span><text:span text:style-name="T29"> had glimpsed the possibilities that lay within her reach, and she vowed to seize them with unyielding determination.\nShe maneuvered through a world governed by men, where women were little more than pawns in a game of thrones. But </text:span><text:span text:style-name="T26">”</text:span><text:span text:style-name="T29"> </text:span><text:span text:style-name="T35">+ :mc + “</text:span><text:span text:style-name="T29"> refused to be a mere piece on the board; she aspired to be the one who moved the players themselves. Her ambitions knew no bounds, and the iron grip she held over her own fate was as formidable as any knight\'s sword.” ]</text:span><text:span text:style-name="T26"> ]</text:span></text:p>
      <text:p text:style-name="P8"><text:tab/><text:span text:style-name="T30">IF :book = “Lord of the Rings” [ IF :topic = “Love and Madness” [ OUTPUT “In the timeless halls of Eru Ilúvatar, the Creator of all things, there emerged a spirit of unparalleled strength and might, forged with divine purpose. This spirit, named ” </text:span><text:span text:style-name="T35">+ :mc + “</text:span><text:span text:style-name="T30">, was destined to stand as the foremost among the Ainur, those wondrous beings brought forth by the hand of Ilúvatar to shape the world and partake in its creation.\nYet, as ” </text:span><text:span text:style-name="T35">+ :mc + “</text:span><text:span text:style-name="T30"> came into existence, a seed of pride took root within his being. It grew with a voracious hunger, filling his heart with a narcissistic love for himself, a fervent belief in his superiority over all others. In his eyes, he alone held the pinnacle of power </text:span><text:soft-page-break/><text:span text:style-name="T30">and wisdom, and he yearned to prove it to the very essence of creation.\nFrom the moment he beheld his brothers and sisters, the Ainur, ” </text:span><text:span text:style-name="T35">+ :mc + “</text:span><text:span text:style-name="T30">\'s pride burned bright like a consuming flame. In his gaze, they were but feeble reflections of his own grandeur, mere echoes of his magnificent being.” ] IF :topic = “Power of Words” [ OUTPUT “In the fair land of Rohan, where the golden grasses danced under the watchful gaze of the towering mountains, there dwelt a lady of unmatched grace and inner strength. ” </text:span><text:span text:style-name="T35">+ :mc + “</text:span><text:span text:style-name="T30">, she was named, daughter of kings and princess of this noble realm. The light of her beauty, like the morning sun upon the dew-kissed fields, cast a radiant glow upon all who beheld her.\nBut do not be deceived by her ethereal visage, for ” </text:span><text:span text:style-name="T35">+ :mc + “ </text:span><text:span text:style-name="T30">possessed a spirit of formidable courage and unyielding resolve. In the halls of Meduseld, where the songs of old echoed through the rafters, her voice rang out with the same clarity and power that resonated in her heart. She had been nurtured in the traditions of Rohan, the land of horse-lords, where strength was valued above all, and bravery was etched into the very essence of their being.\nBut it was not only her martial prowess that defined her. Beneath her regal exterior beat a compassionate heart, quick to tend to the wounds of those less fortunate. ” </text:span><text:span text:style-name="T35">+ :mc + “</text:span><text:span text:style-name="T30">\'s presence was a balm for the weary souls who sought solace within the walls of Edoras. Her words carried both wisdom and gentleness, for she understood the burdens that rested upon the shoulders of her people.” ] IF :topic = “Lure of Power” [ OUTPUT “In the quiet land of Middle-earth, nestled amidst rolling hills and lush green meadows, dwelled the curious hobbits, an unassuming folk known for their love of simple pleasures. Among them lived two cousins, ” </text:span><text:span text:style-name="T35">+ :mc + “</text:span><text:span text:style-name="T30"> and Deagol, who shared a kinship as close as brothers. Both were skilled fishermen, their days spent casting their lines and chasing the shimmering fish that danced beneath the surface of the rivers and lakes.</text:span><text:span text:style-name="T31">\n</text:span><text:span text:style-name="T30">The Gladden Fields, a serene stretch of land blessed with bountiful waters, became their favored haunt for fishing excursions. It was on one fateful day, as the sun</text:span><text:span text:style-name="T31">\</text:span><text:span text:style-name="T30">'s golden rays danced upon the glistening surface of the river, that Deagol</text:span><text:span text:style-name="T31">\</text:span><text:span text:style-name="T30">'s foot slipped, plunging him into the cool depths. With an unanticipated stroke of fortune, his hand brushed against something remarkable hidden within the waters.</text:span><text:span text:style-name="T31">\n</text:span><text:span text:style-name="T30">Gasping for breath, Deagol resurfaced, clutching in his wet hand a ring. It was a sight to behold, its beauty ethereal and its allure irresistible. The ring possessed an unusual aura, its power palpable even to the untrained eye. ” </text:span><text:span text:style-name="T35">+ :mc + “</text:span><text:span text:style-name="T30">, drawn like a moth to flame, peered at the captivating trinket with wide, mesmerized eyes.</text:span><text:span text:style-name="T31">\n\</text:span><text:span text:style-name="T30">"Deagol,</text:span><text:span text:style-name="T31">\</text:span><text:span text:style-name="T30">"” </text:span><text:span text:style-name="T37">+</text:span><text:span text:style-name="T35"> :mc + “</text:span><text:span text:style-name="T30"> whispered, his voice quivering with fascination. </text:span><text:span text:style-name="T31">\</text:span><text:span text:style-name="T30">"That ring... May I have it? As a gift, on my upcoming birthday?</text:span><text:span text:style-name="T31">\</text:span><text:span text:style-name="T30">"</text:span><text:span text:style-name="T31">\n</text:span><text:span text:style-name="T30">Deagol</text:span><text:span text:style-name="T31">\</text:span><text:span text:style-name="T30">'s eyes shifted, a flicker of uncertainty crossing his face. </text:span><text:span text:style-name="T31">\</text:span><text:span text:style-name="T30">"Nay, ” </text:span><text:span text:style-name="T35">+ :mc + “</text:span><text:span text:style-name="T30">,</text:span><text:span text:style-name="T31">\</text:span><text:span text:style-name="T30">" he replied, his voice tinged with reluctance. </text:span><text:span text:style-name="T31">\</text:span><text:span text:style-name="T30">"This ring... it holds a power that I cannot fully comprehend. It is not a mere bauble to be given away lightly.</text:span><text:span text:style-name="T31">\</text:span><text:span text:style-name="T30">"” ] ]</text:span></text:p>
      <text:p text:style-name="P9">END</text:p>
      <text:p text:style-name="P9"/>
      <text:p text:style-name="P9">TO development :book :<text:span text:style-name="T19">topic :</text:span><text:span text:style-name="T38">mc</text:span></text:p>
      <text:p text:style-name="P10"><text:tab/>IF :book = “Orlando Furioso” [ <text:span text:style-name="T19">IF :topic = “Love and Madness” [ </text:span>OUTPUT “Amidst the whispers of enchanted glades,\n” <text:span text:style-name="T39">+ :mc + “</text:span> wandered, seeking love\'s cascades.\nIn a secluded clearing, his eyes beheld,\nA locket abandoned, a story to be unveiled.\n\nWith trembling hands, he opened its embrace,\nAnd there, a portrait, love\'s cruel embrace.\nLady Angelica, her eyes filled with affection,\nBut not for him, oh, the knight\'s dejection.\n\nThe soldier\'s visage, prideful and true,\nHer heart belonged to him, their love grew.\n” <text:span text:style-name="T39">+ :mc + “</text:span> stood frozen, his heart rent asunder,\nHis dreams shattered, lost in love\'s cruel plunder.\n” ] <text:span text:style-name="T20">IF :topic = “Power of Words” [ OUTPUT “From Atlante</text:span><text:span text:style-name="T21">\</text:span><text:span text:style-name="T20">'s grasp, Ruggiero sought escape,\nA mage, his life\'s guardian, in secrets draped.\nInside the castle\'s walls, his fate confined,\nTo save his life, his freedom he must find.\n\nThrough treacherous lands and dangers unknown,\nShe embarked on a quest, undaunted, alone.\nTo Atlante\'s castle, </text:span><text:span text:style-name="T39">she</text:span><text:span text:style-name="T20"> set her sight,\nHer love for Ruggiero, a guiding light.\n\nWithin the castle\'s walls, a fateful twist,\nAtlante\'s cunning, like a serpent\'s hiss.\nTo protect Ruggiero, both he would bind,\nTheir freedom snatched, as destiny designed.\n” ] </text:span><text:span text:style-name="T22">IF :topic = “Lure of Power” [ OUTPUT :</text:span><text:span text:style-name="T39">mc + </text:span><text:span text:style-name="T22">“, once noble and bold,\nEmbraced battles with a thirst untold.\nBut as victories grew, reason faded away,\nCompassion gave in to a darker sway.\n\nA shadow fell upon his valiant soul,\nAs battles consumed him, taking their toll.\nNo mercy shown, no solace in </text:span><text:soft-page-break/><text:span text:style-name="T22">sight,\n” </text:span><text:span text:style-name="T39">+ :mc + “</text:span><text:span text:style-name="T22">\'s heart lost in endless night.\n\nHis path, once noble, turned cruel and grim,\nHis spirit tarnished by battles grim.\nRedemption eluded, a fading gleam,\nIn this realm, a tragic theme.\n” ] </text:span><text:span text:style-name="T19">]</text:span></text:p>
      <text:p text:style-name="P11"><text:tab/><text:span text:style-name="T23">IF :book = “Harry Potter” [ IF :topic = “Love and Madness” [ OUTPUT “One fateful afternoon, as the sun cast its golden glow upon the Hogwarts grounds, ” </text:span><text:span text:style-name="T40">+ :mc + “</text:span><text:span text:style-name="T23"> found himself in an unlikely position. Concealed in the shadowy alcove of a corridor, he overheard a hushed conversation drifting towards him, carried on the whispers of the castle\'s ancient walls.\nLily\'s gentle voice, tinged with a mix of excitement and longing, intertwined with the soft tones of her trusted friend. Intrigued and unable to resist the pull of curiosity, ” </text:span><text:span text:style-name="T40">+ :mc + “ </text:span><text:span text:style-name="T23">leaned closer, his heart already aching with anticipation.\n\"I can\'t help it, Marlene,\" Lily\'s voice carried a hint of vulnerability. \"My heart... it yearns for James. He\'s changed, you know? He\'s become someone I never expected, someone who understands me in ways no one else does. I\'m in love with him, Marlene, I can\'t deny it any longer.\"\n” </text:span><text:span text:style-name="T41">+ :mc + “</text:span><text:span text:style-name="T23">\'s world halted, frozen in the grip of realization. The words echoed in his ears, shattering the fragile hope that had kept him tethered to a dream. The truth, bitter and piercing, penetrated his soul like a thousand sharp needles. His love for Lily had become an unrequited symphony, a haunting melody that echoed through the chambers of his wounded heart.” ] </text:span><text:span text:style-name="T24">IF :topic = “Power of Words” [ OUTPUT “What </text:span><text:span text:style-name="T23">” </text:span><text:span text:style-name="T41">+ :mc + “ </text:span><text:span text:style-name="T24">didn\'t know was the fact that the diary was not a simple enchanted one, it was actually possessed by the memory of Tom Riddle, the boy who in her years everyone knew as \"he who Must Not Be Named\".\nOne night, something really off happened. </text:span><text:span text:style-name="T23">” </text:span><text:span text:style-name="T41">+ :mc + “</text:span><text:span text:style-name="T24">\'s heart skipped a beat as the words etched themselves onto the page before her. The ink seemed to shimmer, as if alive with an irresistible allure. She hesitated, a gnawing unease stirring within her, but the allure of the diary\'s enchantment was too powerful to resist. Tom Riddle\'s persuasive voice echoed in her mind, coaxing her toward a dangerous path.\n\"My dear </text:span><text:span text:style-name="T23">” </text:span><text:span text:style-name="T41">+ :mc + “</text:span><text:span text:style-name="T24">,\" the diary spoke softly, its words woven with a beguiling charm that danced through her thoughts. \"I understand your pain, your longing for release from the burdens that weigh upon your soul. I have witnessed your struggles, your silent cries for solace. I offer you respite, a chance to find liberation within the depths of Hogwarts itself.\"\n</text:span><text:span text:style-name="T23">” </text:span><text:span text:style-name="T41">+ :mc + “</text:span><text:span text:style-name="T24">\'s fingers trembled as she clutched the quill, feeling the weight of the decision that loomed before her. Tom Riddle\'s presence, though trapped within the pages of the diary, exuded an aura of charisma that captivated her vulnerable spirit.\n\"Listen, dear </text:span><text:span text:style-name="T23">” </text:span><text:span text:style-name="T41">+ :mc + “</text:span><text:span text:style-name="T24">,\" the diary continued, its words dripping with honeyed persuasion. \"Within the depths of this very castle lies a secret, a hidden chamber of immeasurable power. It holds the key to the darkness that festers within you, the darkness that craves release. Together, we can unlock its secrets and unleash a force that will change everything.\"\n\"You have the strength within you, dear</text:span><text:span text:style-name="T41">,</text:span><text:span text:style-name="T24">\" the diary whispered, its voice coaxing and seductive. \"Imagine the freedom that awaits you, the power to rewrite your story. Embrace the darkness, for it is within the shadows that true transformation lies. Open the Chamber of Secrets, and together, we shall unleash a legacy that will echo throughout the ages.\"” ]</text:span><text:span text:style-name="T23"> </text:span><text:span text:style-name="T25">IF :topic = “Lure of Power” [ OUTPUT “One night as </text:span><text:span text:style-name="T42">he</text:span><text:span text:style-name="T25"> delved deeper into the forbidden knowledge within the dusty tomes of the restricted section, his insatiable thirst for power led him to a discovery that would forever alter his destiny. Among the aged pages, his eyes alighted upon a description of a method to achieve immortality, a path that went beyond the realm of mere potions and elixirs. It spoke of an ancient and dreadful magic: the creation of Horcruxes.\nA shiver of excitement coursed through </text:span><text:span text:style-name="T23">” </text:span><text:span text:style-name="T42">+ :mc + “</text:span><text:span text:style-name="T25">\'s veins as he absorbed the chilling words. The concept struck a chord within him, resonating with his deepest desires. To possess immortality, to be untethered by the limitations of time and mortality itself, had long been the secret longing of his heart. And now, within these forbidden pages, he glimpsed a path towards his ultimate ambition – to become the most powerful wizard in history.\nThe process, however, revealed itself to be a grim and sinister one. To create a Horcrux, one must commit an act of unspeakable darkness, a sacrifice that would rend the soul and forever stain the conscience. The revelation sent a chill down </text:span><text:span text:style-name="T23">” </text:span><text:span text:style-name="T42">+ :mc + “</text:span><text:span text:style-name="T25">\'s spine, yet it only served to fuel his determination. He was not one to be deterred by the revulsion of others; rather, he saw it as an opportunity to ascend to unimaginable heights.” ] </text:span><text:span text:style-name="T23">]</text:span></text:p>
      <text:p text:style-name="P12"><text:soft-page-break/><text:tab/><text:span text:style-name="T26">IF :book = “A Song of Ice and Fire” [ IF :topic = “Love and Madness” [ OUTPUT “As the queen of Meereen, ” </text:span><text:span text:style-name="T43">+ :mc + “</text:span><text:span text:style-name="T26"> possessed not only power but also considerable wealth. Her beauty attracted the attention of countless suitors, all vying to marry her and claim her possessions. Aware of their ulterior motives, ” </text:span><text:span text:style-name="T43">+ :mc + “</text:span><text:span text:style-name="T26"> felt devastated and alone. She yearned for genuine guidance and affection, but instead found herself surrounded by people driven solely by greed and ambition. Determined to navigate this treacherous world, she relied on her inner strength, knowing that her true worth lay not in her possessions, but in the character she forged in the face of adversity.” ] </text:span><text:span text:style-name="T27">IF :topic = “Power of Words” [ OUTPUT “With every damning accusation hurled his way, </text:span><text:span text:style-name="T26">” </text:span><text:span text:style-name="T43">+ :mc + “</text:span><text:span text:style-name="T27">\'s spirit burned brighter, fueled by a desperation that lent him an uncanny clarity. He listened intently to every word, his keen mind dissecting the threads of falsehoods, searching for the truth hidden amidst the maze of deception. And then, when the moment was ripe, he rose to his feet, ready to face his enemies head-on.\nIn the eyes of the assembled crowd, </text:span><text:span text:style-name="T26">” </text:span><text:span text:style-name="T43">+ :mc + “</text:span><text:span text:style-name="T27"> stood as a symbol of scorn, a scapegoat upon which the grievances of House Lannister were to be heaped. But he was not one to be silenced by the cacophony of their disdain. His voice, once wavering, now rang out with a resonance that demanded attention.\n\"My lords and ladies,\" he began, his words carrying an unexpected weight, \"I stand before you accused of a crime I did not commit. The death of King Joffrey weighs heavily upon this realm, but let us not forget that justice requires more than mere accusations. It demands proof.\"\n\"I am not blind to the animosity that has poisoned the hearts of my accusers,\" he continued. \"My own family seeks my demise, driven by a hatred that goes beyond reason. But let us remember that justice is blind, and it is this justice that I implore you to seek.\"\nHis words struck a chord, causing murmurs to ripple through the crowd. The seeds of doubt took root, as the onlookers began to question the motives that had brought them to this precipice of judgment.” ]</text:span><text:span text:style-name="T26"> </text:span><text:span text:style-name="T29">IF :topic = “Lure of Power” [ OUTPUT “The death of </text:span><text:span text:style-name="T26">” </text:span><text:span text:style-name="T43">+ :mc + “</text:span><text:span text:style-name="T29">\'s husband, King Robert Baratheon, sent tremors through the Seven Kingdoms, shattering the fragile peace that had precariously held them together. With his passing, </text:span><text:span text:style-name="T26">” </text:span><text:span text:style-name="T43">+ :mc + “</text:span><text:span text:style-name="T29"> found herself thrust into a position of true power as the Queen Regent, wielding influence over the realm. But it was a power tinged with uncertainty, for in a world dominated by men, her gender and her marital status conspired against her.\nWhispers of doubt and discontent emerged, carried on the lips of those who questioned </text:span><text:span text:style-name="T26">” </text:span><text:span text:style-name="T43">+ :mc + “</text:span><text:span text:style-name="T29">\'s ability to rule. They saw her as merely the wife of a deceased king, a woman who should retreat into the shadows and let the true wielders of power emerge. But </text:span><text:span text:style-name="T26">” </text:span><text:span text:style-name="T43">+ :mc + “</text:span><text:span text:style-name="T29">, ever the lioness, refused to be cast aside so easily.\nExternal forces, sensing a vulnerability in the Queen Regent\'s position, slithered into the halls of power like serpents seeking to poison her reign. Ambitious lords and cunning knights, hungry for a taste of power, circled like vultures, plotting and scheming in the darkness. They sought to diminish her authority, to undermine her every move, and to claim the spoils of a realm ripe for the taking.” ]</text:span><text:span text:style-name="T26"> ]</text:span></text:p>
      <text:p text:style-name="P13"><text:tab/><text:span text:style-name="T30">IF :book = “Lord of the Rings” [ IF :topic = “Love and Madness” [ OUTPUT “Driven by an insatiable desire to manifest the vastness of his imagination, he yearned for the elusive Flame Imperishable, the very essence that Eru Ilúvatar had used to breathe life into the Ainur themselves. In his fervent quest for the Flame, ” </text:span><text:span text:style-name="T43">+ :mc + “</text:span><text:span text:style-name="T30"> withdrew from the fellowship of his brethren, embracing isolation as if it were his chosen path. The consuming love he held for himself, rooted in an all-consuming pride, nourished his belief that he was the epitome of power, surpassing even the divine Creator himself. Such was the depth of his narcissistic conviction.\nWithin the seclusion of his fortress, Utumno, ” </text:span><text:span text:style-name="T44">+ :mc + “</text:span><text:span text:style-name="T30"> delved into realms of thought far removed from the guiding vision of Ilúvatar. His mind, tainted by the distorted lens of self-adulation, birthed concepts and notions that were starkly divergent from the harmonious symphony of creation. His thoughts took on a twisted form, reflecting his conviction that he alone possessed the wisdom and strength to shape the world according to his will.\nIn the darkened depths of Utumno, ” </text:span><text:span text:style-name="T44">+ :mc + “</text:span><text:span text:style-name="T30"> reveled in his self-imposed exile, where the silence echoed his own distorted truths. The love he harbored for himself forged an unbreakable bond with his burgeoning thoughts of defiance. He began to perceive Ilúvatar\'s intentions as feeble, misguided attempts in comparison to the brilliance he believed resided within himself.” ] IF :topic = “Power of Words” [ OUTPUT “In those tumultuous times, when the land of Middle-</text:span><text:soft-page-break/><text:span text:style-name="T30">earth trembled under the weight of darkness and strife, peace seemed but a fading memory. The looming shadow of the Dark Lord Sauron cast a pall over the hearts of the free peoples, and the fires of war blazed fiercely across the realms. Amidst this maelstrom of chaos, the Kingdom of Rohan stood as a bastion of strength and resilience, guided by the wise and valiant King Theoden.\n” </text:span><text:span text:style-name="T44">+ :mc + “</text:span><text:span text:style-name="T30">, the fierce princess of Rohan, possessed a spirit that burned with an unyielding desire to defend her land and people. Though her heart yearned to join her uncle and the knights of Rohan in the battle against the forces of Sauron, King Theoden, ever protective of his beloved niece, sought to shield her from the horrors of war. He deemed it unfitting for a lady of such noble lineage to face the perils that awaited them.\nBut ” </text:span><text:span text:style-name="T44">+ :mc + “</text:span><text:span text:style-name="T30"> listened to the whispers of her own heart. She could not remain idle while her people fought and bled for the cause of freedom. With the strength of her convictions, she resolved to cast aside the confines of her station and take up arms under a new guise.\nDisguising herself under the name and identity of a fair knight called Elfhelm, ” </text:span><text:span text:style-name="T44">+ :mc + “</text:span><text:span text:style-name="T30"> concealed her true nature beneath layers of armor and a visage shrouded in mystery. In this guise, she would march alongside her kin, a silent champion amidst the ranks, her true strength masked beneath the trappings of a knight.” ] </text:span><text:span text:style-name="T31">IF :topic = “Lure of Power” [ OUTPUT “A dark cloud descended upon </text:span><text:span text:style-name="T30">” </text:span><text:span text:style-name="T44">+ :mc + “</text:span><text:span text:style-name="T31">\'s countenance, and his once innocent gaze transformed into a seething storm. His desire for the ring had turned into a consuming flame that threatened to consume his very being. In a moment of madness, </text:span><text:span text:style-name="T30">” </text:span><text:span text:style-name="T44">+ :mc + “</text:span><text:span text:style-name="T31"> succumbed to the rage that surged within him, and with a swift, terrible act, he silenced his cousin forever.\nAs the life left Deagol\'s eyes, the weight of his own actions bore down upon </text:span><text:span text:style-name="T30">” </text:span><text:span text:style-name="T44">+ :mc + “</text:span><text:span text:style-name="T31">, sinking into his soul like a poisoned blade. Yet, even in the midst of his despair, the allure of the ring remained, whispering promises of power and immortality.\nIn the wake of his heinous act, </text:span><text:span text:style-name="T30">” </text:span><text:span text:style-name="T44">+ :mc + “</text:span><text:span text:style-name="T31">, now known as Gollum, turned his back on the quiet existence of hobbit-kind. The village that once sheltered him ceased to hold any allure, for he had become a creature driven by a singular obsession: the One Ring. The insidious influence of the ring seeped into his very core, warping his mind and consuming his thoughts.\nGollum\'s days became a solitary existence, as he ventured deeper into the wilderness, away from the prying eyes of the world. The ring, a constant companion, whispered to him incessantly, its seductive voice a balm to his tormented soul. He no longer felt the pangs of loneliness, for the ring filled every void within him.\nYet, as the days melded into months and the months into years, a growing fear gnawed at </text:span><text:span text:style-name="T30">” </text:span><text:span text:style-name="T44">+ :mc + “</text:span><text:span text:style-name="T31">\'s fragile psyche. He realized that the ring was both his salvation and his prison. The power it bestowed upon him was intoxicating, but the mere thought of losing it sent tremors of dread coursing through his veins.\nDriven by this fear, </text:span><text:span text:style-name="T30">” </text:span><text:span text:style-name="T45">+ :mc + “</text:span><text:span text:style-name="T31"> sought refuge in the dark recesses of a hidden cave. Within its cold, damp embrace, he believed he could protect his precious possession from the prying eyes of the world. He scuttled through the labyrinthine passages, carving out a meager existence in the shadows.” ] </text:span><text:span text:style-name="T30">]</text:span></text:p>
      <text:p text:style-name="P9">END</text:p>
      <text:p text:style-name="P9"/>
      <text:p text:style-name="P9"/>
      <text:p text:style-name="P9"/>
      <text:p text:style-name="P9"/>
      <text:p text:style-name="P9">TO conclusion :book :<text:span text:style-name="T19">topic :</text:span><text:span text:style-name="T46">mc</text:span></text:p>
      <text:p text:style-name="P14"><text:tab/>IF :book = “Orlando Furioso” [ <text:span text:style-name="T19">IF :topic = “Love and Madness” [ </text:span>OUTPUT “In chivalry\'s realm, a knight enraged,\nLove\'s betrayal, his mind engaged.\nHis sword swung wild, a dance of despair,\nMadness consumed him, in the forest\'s lair.\n\nArmor rent, his spirit lay bare,\nIn solitude\'s grip, he knelt in despair.\nThe bitter truth, love\'s cruel decree,\nHe\'d never be cherished, his heart set free.\n\nAlone and discouraged, his dreams now ash,\nSir ” <text:span text:style-name="T45">+ :mc + </text:span><text:span text:style-name="T19">“</text:span> stood, lost in love\'s clash.\nIn the depths of madness, his soul did reside,\nA knight forsaken, love\'s flame denied.” ] <text:span text:style-name="T20">IF :topic = “Power of Words” [ OUTPUT “Released from the castle\'s confining grip,\nTheir love prevailing, fate\'s bonds did rip.\n” </text:span><text:span text:style-name="T45">+ :mc + “</text:span><text:span text:style-name="T20">, believing Ruggiero lost,\nWith passionate words, her love embossed.\n\nShe spoke with fervor, a persuasive plea,\nTo disown his past, embrace Christianity.\nFor in marriage\'s embrace, their souls entwined,\nFaith\'s unity would bind their hearts aligned.\n\nRuggiero, captivated by her eloquent appeal,\nResolved to follow love\'s transformative zeal.\nHe embraced </text:span><text:soft-page-break/><text:span text:style-name="T20">the faith, his spirit renewed,\nTheir union sealed, their love imbued.” ]</text:span> <text:span text:style-name="T22">IF :topic = “Lure of Power” [ OUTPUT “In the Battle of Paris, chaos did unfold,\nSaracen\'s struggle, as defeat took hold.\nBut </text:span><text:span text:style-name="T19">” </text:span><text:span text:style-name="T45">+ :mc + “</text:span><text:span text:style-name="T22">, consumed by his desire,\nSought power relentless, his soul caught in fire.\n\nHis own army faltered, victory out of sight,\nYet he pressed on, blinded by his might.\nCivilians fell, his own people betrayed,\nDefeat did not deter, his hunger never swayed.\n\nIn defeat, he returned, his home in despair,\nStill consumed by power, an unyielding snare.\nA tragic tale, a warning we must retain,\nUnchecked ambition brings only ruin and pain.” ] </text:span><text:span text:style-name="T19">]</text:span></text:p>
      <text:p text:style-name="P14"><text:tab/><text:span text:style-name="T23">IF :book = “Harry Potter” [ IF :topic = “Love and Madness” [ OUTPUT “Many and many years later the tapestry of ” </text:span><text:span text:style-name="T47">+ :mc + “</text:span><text:span text:style-name="T24">\</text:span><text:span text:style-name="T23">'s life wove its final threads, as the tumultuous tale drew to its poignant conclusion. Amid the chaos and turmoil that enveloped the Wizarding World, ” </text:span><text:span text:style-name="T47">+ :mc + “</text:span><text:span text:style-name="T24">\</text:span><text:span text:style-name="T23">'s every step, every whispered word, had a singular purpose. It was a purpose that only he and a select few others understood—a purpose that transcended personal desires, the torment of lost love, and the weight of remorse.</text:span><text:span text:style-name="T24">\n</text:span><text:span text:style-name="T23">Every decision he made, every alliance he forged or severed, was a delicate thread woven into the tapestry of Lily</text:span><text:span text:style-name="T24">\</text:span><text:span text:style-name="T23">'s legacy. It was the legacy she left behind in the form of her son.</text:span><text:span text:style-name="T24">\n\</text:span><text:span text:style-name="T23">"All I have done, I have done for love</text:span><text:span text:style-name="T24">\</text:span><text:span text:style-name="T23">", he murmured, his voice laden with both remorse and solace. For in his heart, in the depths of his sacrifice, ” </text:span><text:span text:style-name="T47">+ :mc + “</text:span><text:span text:style-name="T23"> had discovered a profound love—a love that surpassed the boundaries of romance, a love that transcended time and pain.” ] </text:span><text:span text:style-name="T24">IF :topic = “Power of Words” [ OUTPUT :</text:span><text:span text:style-name="T47">mc <text:s/>+ </text:span><text:span text:style-name="T24">“\'s hand moved almost of its own accord, the quill dancing across the parchment as she penned her fateful response. Her mind was awash with doubts, but Tom Riddle\'s words had woven their spell around her, blurring the line between reason and temptation.\n\"Yes,\" she wrote, her script determined yet laced with apprehension. \"I will do as you ask. I will open the Chamber of Secrets.\"\nWith those words, a shiver ran down </text:span><text:span text:style-name="T23">” </text:span><text:span text:style-name="T47">+ :mc + “</text:span><text:span text:style-name="T24">\'s spine, a mixture of anticipation and fear. Little did she know the true extent of the darkness she had unleashed, or the grave consequences that awaited her and those she held dear. The diary, now more than a mere confidant, had become the vessel through which Tom Riddle would rise again, his wicked machinations ready to test the very limits of </text:span><text:span text:style-name="T23">” </text:span><text:span text:style-name="T47">+ :mc + “</text:span><text:span text:style-name="T24">\'s loyalty and courage.\nAnd so, the wheels set in motion for a treacherous journey that would shake Hogwarts to its core. The fate of </text:span><text:span text:style-name="T23">” </text:span><text:span text:style-name="T47">+ :mc + “</text:span><text:span text:style-name="T24"> Weasley, entwined with the memory of Tom Riddle, hung in the balance as the chamber doors creaked open, revealing a world of secrets, danger, and a battle for the very soul of the wizarding world.” ]</text:span><text:span text:style-name="T23"> </text:span><text:span text:style-name="T25">IF :topic = “Lure of Power” [ OUTPUT “As the years wore on, </text:span><text:span text:style-name="T23">” </text:span><text:span text:style-name="T47">+ :mc + “</text:span><text:span text:style-name="T25">, now known as Lord Voldemort, descended further into the abyss of darkness. His pursuit of immortality had exacted a heavy toll, and the creation of seven Horcruxes had left a trail of devastation in its wake. Each vile act, each life extinguished, had propelled him closer to his insatiable hunger for power.\nNo longer confined within the walls of Hogwarts, Voldemort\'s reign of terror spread far and wide. The wizarding world cowered beneath his malevolent rule, gripped by fear and uncertainty. His followers, the Death Eaters, pledged their loyalty, their souls tarnished by the darkness that radiated from their master.\nIn his ruthless quest for dominance, </text:span><text:span text:style-name="T23">” </text:span><text:span text:style-name="T47">+ :mc + “</text:span><text:span text:style-name="T25"> spared no one. Friends and foes alike became pawns in his twisted game, their lives extinguished without remorse. A former schoolmate fell victim to his insidious machinations, their potential snuffed out in an act of unspeakable cruelty. His own father, blinded by arrogance and ignorance, met a fate befitting his indifference.\nBut it was not only those connected to him by blood or history who suffered. Muggles, innocent civilians, and even witches and wizards who dared to stand against him were mercilessly slaughtered. The path to immortality was bathed in blood, each sacrifice serving as a stepping stone towards </text:span><text:span text:style-name="T23">” </text:span><text:span text:style-name="T47">+ :mc + “</text:span><text:span text:style-name="T25">\'s twisted vision of supremacy.” ] </text:span><text:span text:style-name="T23">]</text:span></text:p>
      <text:p text:style-name="P14"><text:tab/><text:span text:style-name="T27">IF :book = “A Song of Ice and Fire” [ IF :topic = “Love and Madness” [ OUTPUT “However, despite her successes, a growing desire began to consume ” </text:span><text:span text:style-name="T48">+ :mc + “</text:span><text:span text:style-name="T27">. The loneliness that plagued her as the queen of Meereen, devoid of the support and guidance she so desperately craved, festered within her. It drove her to a fateful decision – to set her sights on King\'s Landing, the symbolic heart of the Seven Kingdoms, as a means to fulfill her longing for power and recognition.\nThe absence of love and nurturing during her formative years cast a shadow over ” </text:span><text:span text:style-name="T48">+ :mc + “</text:span><text:span text:style-name="T27">\' mind. It warped her perception and led her down a path of madness. The cruelty she unleashed upon the innocent </text:span><text:soft-page-break/><text:span text:style-name="T27">inhabitants of King\'s Landing, a horrifying massacre, was a manifestation of her fractured soul. In her twisted reasoning, she believed that by instilling fear and ruling through terror, she could ensure her grip on power and dominance.\nThe breakdown at King\'s Landing, fueled by her longing for love and guidance that had been denied to her, was a tragic consequence of her isolation and the scars borne from her past. The yearning for connection twisted her ambitions, transforming her into a ruthless conqueror driven by a desperate need to be feared rather than loved.” ] IF :topic = “Power of Words” [ OUTPUT “\"Is it not possible,\"” </text:span><text:span text:style-name="T48">+ :mc + “</text:span><text:span text:style-name="T27"> posed, his voice softening to a persuasive tone, \"that there are others who would seek to manipulate this court, to use my predicament to further their own agendas? I implore you, noble judges, to consider the motives and the evidence before you. Look beyond the veil of preconceived notions, and dare to question the narrative that has been spun.\"\nIn that moment, a spark of audacity ignited within ” </text:span><text:span text:style-name="T48">+ :mc + “</text:span><text:span text:style-name="T27">\'s soul. He knew that he could not rely solely on the scales of justice to tip in his favor. He had to invoke an ancient custom, one steeped in the annals of Westerosi tradition—a trial by combat.\n\"My lords and ladies,\" he proclaimed, his voice tinged with a newfound resolve, \"I submit that the gods shall be the ultimate arbiters of my fate. Let the decision of my sentence rest upon the outcome of a trial by combat. For surely, if I am truly guilty, the gods will strike me down.\"\nThe court was thrown into disarray, as murmurs and whispers swept through the chamber like a gust of wind. The suggestion of a trial by combat, an ancient and revered practice, stirred both awe and trepidation among those assembled. The judges exchanged wary glances, their expressions revealing a mixture of apprehension and curiosity.\nTywin Lannister, the judge and father of ” </text:span><text:span text:style-name="T48">+ :mc + “</text:span><text:span text:style-name="T27">, rose from his seat, his face etched with a stern resolve. His voice boomed through the Great Hall, quelling the mounting turmoil. \"Very well,\" he proclaimed, his tone laced with a begrudging admiration for his dwarf son</text:span><text:span text:style-name="T28">\</text:span><text:span text:style-name="T27">'s audacity. \"Let it be known that the fate of ” </text:span><text:span text:style-name="T48">+ :mc + “</text:span><text:span text:style-name="T27"> Lannister shall be decided in the ancient tradition of trial by combat.\"” ] </text:span><text:span text:style-name="T29">IF :topic = “Lure of Power” [ OUTPUT “Desperately clinging to the shards of her power, </text:span><text:span text:style-name="T27">” </text:span><text:span text:style-name="T48">+ :mc + “</text:span><text:span text:style-name="T29"> Lannister delved deeper into the abyss of manipulation, political schemes, and calculated violence. Her once-sharp mind, tainted by paranoia, grew more treacherous with each passing day. She saw enemies lurking in every corner, real or imagined, and she struck out with a ferocity that left those who dared to oppose her trembling in fear.</text:span><text:span text:style-name="T30">\n</text:span><text:span text:style-name="T29">The Queen Regent became a figure consumed by her own web of deceit, entangling both friend and foe alike. She forged alliances with dubious partners, each step further staining her once-proud House Lannister. The walls of the Red Keep whispered with the tales of her treachery, as the blood of those who stood in her path stained the stones beneath her feet.</text:span><text:span text:style-name="T30">\n</text:span><text:span text:style-name="T29">But power, it seemed, was a fickle mistress. As </text:span><text:span text:style-name="T27">” </text:span><text:span text:style-name="T48">+ :mc + “</text:span><text:span text:style-name="T30">\</text:span><text:span text:style-name="T29">'s grip tightened, her world began to crumble. The gods, in their cruel irony, saw fit to snatch away her most precious treasures—her beloved children. Each loss struck her like a dagger to the heart, shattering her resolve and unraveling the very fabric of her ambitions.</text:span><text:span text:style-name="T30">\n</text:span><text:span text:style-name="T29">Isolated and bereft, </text:span><text:span text:style-name="T27">” </text:span><text:span text:style-name="T48">+ :mc + “</text:span><text:span text:style-name="T29"> found herself standing alone, the once-mighty Lannister house crumbling around her. The alliances she had so meticulously crafted turned to ash, leaving her stranded amidst the ruins of her own making. The lioness had been tamed, her roar silenced, replaced only by the haunting echoes of her own misdeeds.” ]</text:span><text:span text:style-name="T27"> ]</text:span></text:p>
      <text:p text:style-name="P15"><text:tab/><text:span text:style-name="T30">IF :book = “Lord of the Rings” [ IF :topic = “Love and Madness” [ OUTPUT “In the timeless realm where Eru Ilúvatar reigned, a momentous gathering unfolded. All the Ainur were summoned before the divine presence, their spirits radiant with anticipation. Ilúvatar, the All-Father, beckoned them to embark on a final and wondrous task. Assembled around Ilúvatar, the Ainur listened to the profound melody that resonated through the vast halls of Arda. Ilúvatar declared that the Ainur would partake in its fulfillment, weaving their own unique contributions into the grand symphony of existence.\nWith hearts full of purpose, the Ainur joined their voices, blending together in perfect unity.\nTheir harmonious chorus swelled, as each spirit, true to their nature and creative essence, added their own melodies and embellishments to the music. The beauty and power of their collective song resonated through the cosmos, shaping the very fabric of the world.\nYet, amidst the sublime chorus, a discordant note emerged. ” </text:span><text:span text:style-name="T48">+ :mc + “</text:span><text:span text:style-name="T30">, consumed by the fires of his own pride, dared to compose a melody of his own, one that defied the established harmony. His intentions were </text:span><text:soft-page-break/><text:span text:style-name="T30">not aligned with the will of Ilúvatar or the collective vision of the Ainur.\nDriven by an insatiable thirst for dominion, he sought to impose his dark vision upon the song that all others were weaving together.\nThe dissonance birthed by ” </text:span><text:span text:style-name="T48">+ :mc + “</text:span><text:span text:style-name="T30">\'s desperate desire to assert his own dominion over the world took shape, birthing the very embodiment of evil. The discord he sowed grew, festering and multiplying, until it gave rise to the malevolent forces that would plague the world in the ages to come. And ” </text:span><text:span text:style-name="T48">+ :mc + “</text:span><text:span text:style-name="T30">, lured by his own arrogance, saw himself as the self-proclaimed king of this burgeoning darkness.” ] IF :topic = “Power of Words” [ OUTPUT “The knights of Rohan, weary yet resolute, arrived at the gates of Minas Tirith, the besieged fortress city that stood as a beacon of hope against the encroaching darkness. <text:s/>Yet, as the knights set foot within the city\'s walls, a shadow descended upon them, a palpable menace that heralded the arrival of the Witch-king of Angmar, the Lord of the Nazgul. This fearsome servant of Sauron, shrouded in darkness and ancient sorcery, cast his gaze upon the assembled knights with a mocking sneer upon his lips. The prophecy, whispered through the ages, had declared that no man could slay him. And so, the Witch-king reveled in his perceived invincibility, belittling the valiant knights before him.\nBut within the heart of Elfhelm, who had hidden her true identity beneath the guise of a knight, a fire burned brighter than ever. ” </text:span><text:span text:style-name="T48">+ :mc + “</text:span><text:span text:style-name="T30">, the fair princess of Rohan, stepped forward, her eyes aflame with a courage that defied the darkness. Her voice, clear and resolute, rang out amidst the chaos of battle, silencing all who heard.\n\"Behold, o fell servant of the Dark Lord,\" she declared, her words carrying the weight of truth and destiny. \"I am no man, as your prophecy foretold. I am ” </text:span><text:span text:style-name="T48">+ :mc + “</text:span><text:span text:style-name="T30">, daughter of kings, princess of Rohan, and I stand before you, unafraid and undaunted.\"\nThe Witch-king, his eyes narrowing with contempt, felt a flicker of uncertainty deep within his shadowy heart. The strength that emanated from ” </text:span><text:span text:style-name="T48">+ :mc + “</text:span><text:span text:style-name="T30">, the courage that burned within her very being, threatened to unravel the darkness that cloaked him. But he remained defiant, raising his blade high, ready to strike down this perceived threat.\n\"Your power may be great, o Lord of the Nazgul, but it is not invincible,\" ” </text:span><text:span text:style-name="T48">+ :mc + “</text:span><text:span text:style-name="T30"> proclaimed, her voice steady and unwavering. \"For I, a woman of Rohan, shall stand against you, unyielding, until my last breath. The strength of my heart, the love for my land, and the courage that flows through my veins shall be your downfall.\"\nWith a swift and precise strike, ” </text:span><text:span text:style-name="T48">+ :mc + “</text:span><text:span text:style-name="T30">, her eyes ablaze with determination, delivered the final blow. Her blade found its mark, piercing through the Witch-king\'s defenses, shattering the darkness that bound him. In that moment, the prophecy lay broken, a relic of the past, as ” </text:span><text:span text:style-name="T48">+ :mc + “</text:span><text:span text:style-name="T30">\'s triumph reverberated through the ages.” ] </text:span><text:span text:style-name="T31">IF :topic = “Lure of Power” [ OUTPUT “But fate, in its twisting machinations, had a different chapter to unveil in </text:span><text:span text:style-name="T49">Gollum</text:span><text:span text:style-name="T31">\'s tumultuous tale. A day arrived when a hobbit by the name of Bilbo Baggins stumbled upon the creature\'s hidden lair, their paths destined to cross in the darkness. Bilbo, guided by his own courage and cleverness, managed to deceive Gollum and seize the coveted ring, slipping it from </text:span><text:span text:style-name="T30">” </text:span><text:span text:style-name="T48">+ :mc + “</text:span><text:span text:style-name="T31">\'s grasp.\nThe theft of the ring, a wound inflicted upon Gollum\'s very soul, stoked a flame of fury deep within him. Vengeance burned in his heart, and he vowed to track down the elusive Bilbo Baggins, to reclaim his precious treasure and inflict a punishment most dire. </text:span><text:span text:style-name="T30">” </text:span><text:span text:style-name="T48">+ :mc + “</text:span><text:span text:style-name="T31">\'s twisted mind fixated on this singular purpose, his every thought consumed by revenge.\nDriven by his madness, </text:span><text:span text:style-name="T30">” </text:span><text:span text:style-name="T48">+ :mc + “</text:span><text:span text:style-name="T31"> embarked on a relentless pursuit, his wretched form lurking in the shadows, tracing the path of the hobbit thief. The journey would test his resilience, his cunning, and his capacity for cruelty. Through perilous landscapes and treacherous encounters, Gollum pressed on, inching ever closer to his elusive quarry.” ]</text:span><text:span text:style-name="T30"> ]</text:span></text:p>
      <text:p text:style-name="P16">END</text:p>
      <text:p text:style-name="P3"/>
      <text:p text:style-name="P3"/>
      <text:p text:style-name="P3">; main program</text:p>
      <text:p text:style-name="P3">HIDETURTLE</text:p>
      <text:p text:style-name="P3"/>
      <text:p text:style-name="P4">; <text:span text:style-name="T19">Choose one of the following books</text:span></text:p>
      <text:p text:style-name="P17">; “Orlando Furioso”</text:p>
      <text:p text:style-name="P17">; “Harry Potter”</text:p>
      <text:p text:style-name="P17">; “A Song of Ice and Fire”</text:p>
      <text:p text:style-name="P3"><text:soft-page-break/>; “<text:span text:style-name="T19">Lord of the Rings”</text:span></text:p>
      <text:p text:style-name="P3"/>
      <text:p text:style-name="P3">; <text:span text:style-name="T19">Choose one of the following topics</text:span></text:p>
      <text:p text:style-name="P3">; “<text:span text:style-name="T19">Love and Madness”</text:span></text:p>
      <text:p text:style-name="P3">; “<text:span text:style-name="T19">Power of Words”</text:span></text:p>
      <text:p text:style-name="P3">; “<text:span text:style-name="T19">Lure of Power”</text:span></text:p>
      <text:p text:style-name="P3"/>
      <text:p text:style-name="P41"><text:span text:style-name="T61">PRINT</text:span> <text:span text:style-name="T61">s</text:span><text:span text:style-name="T52">huffleBooksTopics</text:span><text:span text:style-name="T18">(</text:span><text:span text:style-name="T52">topics</text:span><text:span text:style-name="T18">, </text:span><text:span text:style-name="T50">characters, books</text:span><text:span text:style-name="T18">)</text:span></text:p>
      <text:p text:style-name="P41"/>
      <text:p text:style-name="P41"/>
      <text:p text:style-name="P41"/>
      <text:p text:style-name="P41"/>
      <text:p text:style-name="P31">; <text:span text:style-name="T56">main </text:span>program</text:p>
      <text:p text:style-name="P32">; <text:s/>hideturtle</text:p>
      <text:p text:style-name="P31">; <text:s/><text:span text:style-name="T57">CS</text:span></text:p>
      <text:p text:style-name="P33">; <text:s/>HOME</text:p>
      <text:p text:style-name="P31">; <text:s/><text:span text:style-name="T58">PENUP</text:span></text:p>
      <text:p text:style-name="P31">; <text:s/><text:span text:style-name="T59">POSITION [2*PAGESIZE[0]/3,PAGESIZE[1]/2]</text:span></text:p>
      <text:p text:style-name="P31">; <text:s/><text:span text:style-name="T59">HEADiNG 0</text:span></text:p>
      <text:p text:style-name="P34"><text:span text:style-name="T60">; <text:s/></text:span><text:span text:style-name="T11">FONTSIZE 2</text:span><text:span text:style-name="T12">0</text:span></text:p>
      <text:p text:style-name="P30"><text:span text:style-name="T53">; <text:s/>LABEL</text:span><text:span text:style-name="T55">(</text:span><text:span text:style-name="T61">s</text:span><text:span text:style-name="T52">huffleBooksTopics</text:span><text:span text:style-name="T18">(</text:span><text:span text:style-name="T52">topics</text:span><text:span text:style-name="T18">, </text:span><text:span text:style-name="T50">characters, books</text:span><text:span text:style-name="T18">)</text:span><text:span text:style-name="T5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5" draw:display-name="Dash Dot 5" draw:style="rect" draw:dots2="1" draw:dots2-length="0.02cm" draw:distance="0.02cm"/>
    <draw:stroke-dash draw:name="Dash_20_Dot_20_6" draw:display-name="Dash Dot 6"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1:57:42.397243853</meta:creation-date>
    <dc:date>2023-07-06T12:09:52.366801143</dc:date>
    <meta:editing-duration>PT2H17M25S</meta:editing-duration>
    <meta:editing-cycles>20</meta:editing-cycles>
    <meta:generator>LibreOffice/7.3.7.2$Linux_X86_64 LibreOffice_project/30$Build-2</meta:generator>
    <meta:document-statistic meta:table-count="0" meta:image-count="0" meta:object-count="0" meta:page-count="12" meta:paragraph-count="130" meta:word-count="8455" meta:character-count="48810" meta:non-whitespace-character-count="40404"/>
  </office:meta>
</office:document-meta>
</file>